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"/>
  <manifest:file-entry manifest:full-path="ObjectReplacements/Object 24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2" manifest:media-type=""/>
  <manifest:file-entry manifest:full-path="ObjectReplacements/Object 172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50" manifest:media-type=""/>
  <manifest:file-entry manifest:full-path="ObjectReplacements/Object 23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182/content.xml" manifest:media-type="text/xml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Configurations2/" manifest:media-type="application/vnd.sun.xml.ui.configuration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content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rsid="00eb4db4" officeooo:paragraph-rsid="00f11bf0"/>
    </style:style>
    <style:style style:name="P100" style:family="paragraph" style:parent-style-name="Standard">
      <style:text-properties officeooo:paragraph-rsid="00eb4db4"/>
    </style:style>
    <style:style style:name="P101" style:family="paragraph" style:parent-style-name="Standard">
      <style:text-properties officeooo:rsid="00dff138" officeooo:paragraph-rsid="006b5bc9"/>
    </style:style>
    <style:style style:name="P102" style:family="paragraph" style:parent-style-name="Standard">
      <style:text-properties officeooo:rsid="00dff138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11e1cf" officeooo:paragraph-rsid="0111e1cf"/>
    </style:style>
    <style:style style:name="P117" style:family="paragraph" style:parent-style-name="Standard">
      <style:text-properties officeooo:rsid="00f11bf0" officeooo:paragraph-rsid="00f11bf0"/>
    </style:style>
    <style:style style:name="P118" style:family="paragraph" style:parent-style-name="Standard">
      <style:text-properties officeooo:rsid="011cc148" officeooo:paragraph-rsid="011cc148"/>
    </style:style>
    <style:style style:name="P119" style:family="paragraph" style:parent-style-name="Standard">
      <style:text-properties officeooo:rsid="011cc148" officeooo:paragraph-rsid="0120dd66"/>
    </style:style>
    <style:style style:name="P120" style:family="paragraph" style:parent-style-name="Standard">
      <style:text-properties officeooo:paragraph-rsid="0120dd66"/>
    </style:style>
    <style:style style:name="P121" style:family="paragraph" style:parent-style-name="Standard">
      <style:text-properties officeooo:paragraph-rsid="01282e3b"/>
    </style:style>
    <style:style style:name="P122" style:family="paragraph" style:parent-style-name="Standard">
      <style:text-properties officeooo:paragraph-rsid="0128d7a1"/>
    </style:style>
    <style:style style:name="P123" style:family="paragraph" style:parent-style-name="Standard">
      <style:text-properties officeooo:paragraph-rsid="012e200f"/>
    </style:style>
    <style:style style:name="P124" style:family="paragraph" style:parent-style-name="Standard">
      <style:text-properties officeooo:rsid="0128d7a1" officeooo:paragraph-rsid="012efaed"/>
    </style:style>
    <style:style style:name="P125" style:family="paragraph" style:parent-style-name="Standard">
      <style:text-properties officeooo:rsid="012efaed" officeooo:paragraph-rsid="012efaed"/>
    </style:style>
    <style:style style:name="P126" style:family="paragraph" style:parent-style-name="Standard">
      <style:text-properties officeooo:paragraph-rsid="013692bf"/>
    </style:style>
    <style:style style:name="P127" style:family="paragraph" style:parent-style-name="Standard">
      <style:text-properties officeooo:rsid="013865a3" officeooo:paragraph-rsid="0139d545"/>
    </style:style>
    <style:style style:name="P128" style:family="paragraph" style:parent-style-name="Standard">
      <style:text-properties officeooo:paragraph-rsid="013b9a2f"/>
    </style:style>
    <style:style style:name="P129" style:family="paragraph" style:parent-style-name="Standard">
      <style:text-properties officeooo:rsid="012e200f" officeooo:paragraph-rsid="01444e07"/>
    </style:style>
    <style:style style:name="P130" style:family="paragraph" style:parent-style-name="Standard">
      <style:text-properties officeooo:rsid="012e200f" officeooo:paragraph-rsid="014d6c41"/>
    </style:style>
    <style:style style:name="P131" style:family="paragraph" style:parent-style-name="Standard">
      <style:text-properties officeooo:rsid="01444e07" officeooo:paragraph-rsid="01444e07"/>
    </style:style>
    <style:style style:name="P132" style:family="paragraph" style:parent-style-name="Standard">
      <style:text-properties officeooo:rsid="01444e07" officeooo:paragraph-rsid="014548cf"/>
    </style:style>
    <style:style style:name="P133" style:family="paragraph" style:parent-style-name="Standard">
      <style:text-properties officeooo:rsid="01444e07" officeooo:paragraph-rsid="014d6c41"/>
    </style:style>
    <style:style style:name="P134" style:family="paragraph" style:parent-style-name="Standard">
      <style:text-properties officeooo:rsid="014548cf" officeooo:paragraph-rsid="014719f0"/>
    </style:style>
    <style:style style:name="P135" style:family="paragraph" style:parent-style-name="Standard">
      <style:text-properties officeooo:paragraph-rsid="013692bf"/>
    </style:style>
    <style:style style:name="P136" style:family="paragraph" style:parent-style-name="Standard">
      <style:text-properties officeooo:paragraph-rsid="01534d25"/>
    </style:style>
    <style:style style:name="P137" style:family="paragraph" style:parent-style-name="Standard">
      <style:text-properties officeooo:rsid="00db0418" officeooo:paragraph-rsid="00d911df"/>
    </style:style>
    <style:style style:name="P138" style:family="paragraph" style:parent-style-name="Standard">
      <style:text-properties officeooo:rsid="01534d25" officeooo:paragraph-rsid="0155f58d"/>
    </style:style>
    <style:style style:name="P139" style:family="paragraph" style:parent-style-name="Standard">
      <style:text-properties officeooo:paragraph-rsid="01282e3b"/>
    </style:style>
    <style:style style:name="P140" style:family="paragraph" style:parent-style-name="Standard">
      <style:text-properties officeooo:rsid="0128d7a1" officeooo:paragraph-rsid="012efaed"/>
    </style:style>
    <style:style style:name="P141" style:family="paragraph" style:parent-style-name="Standard">
      <style:text-properties officeooo:paragraph-rsid="0047032a"/>
    </style:style>
    <style:style style:name="P142" style:family="paragraph" style:parent-style-name="Standard">
      <style:text-properties officeooo:rsid="0155f58d" officeooo:paragraph-rsid="0155f58d"/>
    </style:style>
    <style:style style:name="P143" style:family="paragraph" style:parent-style-name="Standard">
      <style:text-properties officeooo:paragraph-rsid="0155f58d"/>
    </style:style>
    <style:style style:name="P144" style:family="paragraph" style:parent-style-name="Standard">
      <style:text-properties officeooo:rsid="002b8f69" officeooo:paragraph-rsid="00c87004"/>
    </style:style>
    <style:style style:name="P145" style:family="paragraph" style:parent-style-name="Standard">
      <style:text-properties officeooo:paragraph-rsid="00c87004"/>
    </style:style>
    <style:style style:name="P146" style:family="paragraph" style:parent-style-name="Standard">
      <style:text-properties officeooo:rsid="005d3d16" officeooo:paragraph-rsid="006b5bc9"/>
    </style:style>
    <style:style style:name="P147" style:family="paragraph" style:parent-style-name="Standard">
      <style:text-properties officeooo:rsid="00aa3ca6" officeooo:paragraph-rsid="006aa50f"/>
    </style:style>
    <style:style style:name="P148" style:family="paragraph" style:parent-style-name="Standard">
      <style:text-properties officeooo:rsid="0030255c" officeooo:paragraph-rsid="006aa50f"/>
    </style:style>
    <style:style style:name="P149" style:family="paragraph" style:parent-style-name="Standard">
      <style:text-properties officeooo:rsid="011cc148" officeooo:paragraph-rsid="011cc148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style:font-name="Liberation Mono1" fo:font-size="11pt" fo:font-style="normal" fo:font-weight="normal" officeooo:rsid="013379de" style:font-size-asian="11pt" style:font-style-asian="normal" style:font-weight-asian="normal"/>
    </style:style>
    <style:style style:name="T33" style:family="text">
      <style:text-properties officeooo:rsid="005822aa"/>
    </style:style>
    <style:style style:name="T34" style:family="text">
      <style:text-properties officeooo:rsid="00605f5e"/>
    </style:style>
    <style:style style:name="T35" style:family="text">
      <style:text-properties officeooo:rsid="006380e0"/>
    </style:style>
    <style:style style:name="T36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4" style:family="text">
      <style:text-properties officeooo:rsid="0062162e"/>
    </style:style>
    <style:style style:name="T45" style:family="text">
      <style:text-properties officeooo:rsid="006b5bc9"/>
    </style:style>
    <style:style style:name="T46" style:family="text">
      <style:text-properties officeooo:rsid="006c96a8"/>
    </style:style>
    <style:style style:name="T47" style:family="text">
      <style:text-properties officeooo:rsid="006ce159"/>
    </style:style>
    <style:style style:name="T48" style:family="text">
      <style:text-properties officeooo:rsid="006e904c"/>
    </style:style>
    <style:style style:name="T49" style:family="text">
      <style:text-properties officeooo:rsid="007025f2"/>
    </style:style>
    <style:style style:name="T50" style:family="text">
      <style:text-properties officeooo:rsid="00760b4d"/>
    </style:style>
    <style:style style:name="T51" style:family="text">
      <style:text-properties officeooo:rsid="00838c62"/>
    </style:style>
    <style:style style:name="T52" style:family="text">
      <style:text-properties officeooo:rsid="00953d61"/>
    </style:style>
    <style:style style:name="T53" style:family="text">
      <style:text-properties officeooo:rsid="00983ce0"/>
    </style:style>
    <style:style style:name="T54" style:family="text">
      <style:text-properties officeooo:rsid="009eb43a"/>
    </style:style>
    <style:style style:name="T55" style:family="text">
      <style:text-properties officeooo:rsid="00a00e39"/>
    </style:style>
    <style:style style:name="T56" style:family="text">
      <style:text-properties officeooo:rsid="00a4e2f3"/>
    </style:style>
    <style:style style:name="T57" style:family="text">
      <style:text-properties officeooo:rsid="00b153a3"/>
    </style:style>
    <style:style style:name="T58" style:family="text">
      <style:text-properties officeooo:rsid="00b2e5f8"/>
    </style:style>
    <style:style style:name="T59" style:family="text">
      <style:text-properties officeooo:rsid="00b3ceac"/>
    </style:style>
    <style:style style:name="T60" style:family="text">
      <style:text-properties officeooo:rsid="00bfa910"/>
    </style:style>
    <style:style style:name="T61" style:family="text">
      <style:text-properties officeooo:rsid="00c5aa9d"/>
    </style:style>
    <style:style style:name="T62" style:family="text">
      <style:text-properties officeooo:rsid="00c67e96"/>
    </style:style>
    <style:style style:name="T63" style:family="text">
      <style:text-properties officeooo:rsid="00c7af19"/>
    </style:style>
    <style:style style:name="T64" style:family="text">
      <style:text-properties officeooo:rsid="00ca450b"/>
    </style:style>
    <style:style style:name="T65" style:family="text">
      <style:text-properties officeooo:rsid="00d417fa"/>
    </style:style>
    <style:style style:name="T66" style:family="text">
      <style:text-properties officeooo:rsid="00e01356"/>
    </style:style>
    <style:style style:name="T67" style:family="text">
      <style:text-properties officeooo:rsid="00e535c3"/>
    </style:style>
    <style:style style:name="T68" style:family="text">
      <style:text-properties officeooo:rsid="00e75396"/>
    </style:style>
    <style:style style:name="T69" style:family="text">
      <style:text-properties officeooo:rsid="0041f697"/>
    </style:style>
    <style:style style:name="T70" style:family="text">
      <style:text-properties officeooo:rsid="00e9c8cf"/>
    </style:style>
    <style:style style:name="T71" style:family="text">
      <style:text-properties officeooo:rsid="00eb4db4"/>
    </style:style>
    <style:style style:name="T72" style:family="text">
      <style:text-properties officeooo:rsid="00eb8bb3"/>
    </style:style>
    <style:style style:name="T73" style:family="text">
      <style:text-properties officeooo:rsid="00ebe251"/>
    </style:style>
    <style:style style:name="T74" style:family="text">
      <style:text-properties officeooo:rsid="00ef35ab"/>
    </style:style>
    <style:style style:name="T75" style:family="text">
      <style:text-properties officeooo:rsid="00f14580"/>
    </style:style>
    <style:style style:name="T76" style:family="text">
      <style:text-properties officeooo:rsid="00f4c75f"/>
    </style:style>
    <style:style style:name="T77" style:family="text">
      <style:text-properties officeooo:rsid="00f55486"/>
    </style:style>
    <style:style style:name="T78" style:family="text">
      <style:text-properties officeooo:rsid="00f58d49"/>
    </style:style>
    <style:style style:name="T79" style:family="text">
      <style:text-properties officeooo:rsid="00f77bd6"/>
    </style:style>
    <style:style style:name="T80" style:family="text">
      <style:text-properties officeooo:rsid="00f95f7f"/>
    </style:style>
    <style:style style:name="T81" style:family="text">
      <style:text-properties officeooo:rsid="00fac8cc"/>
    </style:style>
    <style:style style:name="T82" style:family="text">
      <style:text-properties officeooo:rsid="00ff4374"/>
    </style:style>
    <style:style style:name="T83" style:family="text">
      <style:text-properties officeooo:rsid="0103dac1"/>
    </style:style>
    <style:style style:name="T84" style:family="text">
      <style:text-properties officeooo:rsid="0105c8fb"/>
    </style:style>
    <style:style style:name="T85" style:family="text">
      <style:text-properties officeooo:rsid="010699f9"/>
    </style:style>
    <style:style style:name="T86" style:family="text">
      <style:text-properties officeooo:rsid="0108ecd0"/>
    </style:style>
    <style:style style:name="T87" style:family="text">
      <style:text-properties officeooo:rsid="010b2171"/>
    </style:style>
    <style:style style:name="T88" style:family="text">
      <style:text-properties officeooo:rsid="010cd7bc"/>
    </style:style>
    <style:style style:name="T89" style:family="text">
      <style:text-properties officeooo:rsid="010e417c"/>
    </style:style>
    <style:style style:name="T90" style:family="text">
      <style:text-properties officeooo:rsid="010fc4d2"/>
    </style:style>
    <style:style style:name="T91" style:family="text">
      <style:text-properties officeooo:rsid="0011604b"/>
    </style:style>
    <style:style style:name="T92" style:family="text">
      <style:text-properties officeooo:rsid="0114ae7c"/>
    </style:style>
    <style:style style:name="T93" style:family="text">
      <style:text-properties officeooo:rsid="01188e64"/>
    </style:style>
    <style:style style:name="T94" style:family="text">
      <style:text-properties officeooo:rsid="0119ffcd"/>
    </style:style>
    <style:style style:name="T95" style:family="text">
      <style:text-properties officeooo:rsid="011b412f"/>
    </style:style>
    <style:style style:name="T96" style:family="text">
      <style:text-properties officeooo:rsid="011e3ab1"/>
    </style:style>
    <style:style style:name="T97" style:family="text">
      <style:text-properties officeooo:rsid="011fa1f3"/>
    </style:style>
    <style:style style:name="T98" style:family="text">
      <style:text-properties officeooo:rsid="0120dd66"/>
    </style:style>
    <style:style style:name="T99" style:family="text">
      <style:text-properties officeooo:rsid="00f11bf0"/>
    </style:style>
    <style:style style:name="T100" style:family="text">
      <style:text-properties officeooo:rsid="01222931"/>
    </style:style>
    <style:style style:name="T101" style:family="text">
      <style:text-properties officeooo:rsid="012369c2"/>
    </style:style>
    <style:style style:name="T102" style:family="text">
      <style:text-properties officeooo:rsid="01244705"/>
    </style:style>
    <style:style style:name="T103" style:family="text">
      <style:text-properties officeooo:rsid="01263c00"/>
    </style:style>
    <style:style style:name="T104" style:family="text">
      <style:text-properties officeooo:rsid="01282e3b"/>
    </style:style>
    <style:style style:name="T105" style:family="text">
      <style:text-properties officeooo:rsid="0128d7a1"/>
    </style:style>
    <style:style style:name="T106" style:family="text">
      <style:text-properties officeooo:rsid="012ca4e2"/>
    </style:style>
    <style:style style:name="T107" style:family="text">
      <style:text-properties officeooo:rsid="012e200f"/>
    </style:style>
    <style:style style:name="T108" style:family="text">
      <style:text-properties officeooo:rsid="012efaed"/>
    </style:style>
    <style:style style:name="T109" style:family="text">
      <style:text-properties officeooo:rsid="012fcab5"/>
    </style:style>
    <style:style style:name="T110" style:family="text">
      <style:text-properties officeooo:rsid="01316f45"/>
    </style:style>
    <style:style style:name="T111" style:family="text">
      <style:text-properties officeooo:rsid="013379de"/>
    </style:style>
    <style:style style:name="T112" style:family="text">
      <style:text-properties officeooo:rsid="0133ea4d"/>
    </style:style>
    <style:style style:name="T113" style:family="text">
      <style:text-properties officeooo:rsid="013505b6"/>
    </style:style>
    <style:style style:name="T114" style:family="text">
      <style:text-properties officeooo:rsid="013692bf"/>
    </style:style>
    <style:style style:name="T115" style:family="text">
      <style:text-properties officeooo:rsid="0139d545"/>
    </style:style>
    <style:style style:name="T116" style:family="text">
      <style:text-properties officeooo:rsid="013a86f9"/>
    </style:style>
    <style:style style:name="T117" style:family="text">
      <style:text-properties officeooo:rsid="013b9a2f"/>
    </style:style>
    <style:style style:name="T118" style:family="text">
      <style:text-properties officeooo:rsid="013edfbe"/>
    </style:style>
    <style:style style:name="T119" style:family="text">
      <style:text-properties officeooo:rsid="01444e07"/>
    </style:style>
    <style:style style:name="T120" style:family="text">
      <style:text-properties officeooo:rsid="014548cf"/>
    </style:style>
    <style:style style:name="T121" style:family="text">
      <style:text-properties officeooo:rsid="014719f0"/>
    </style:style>
    <style:style style:name="T122" style:family="text">
      <style:text-properties officeooo:rsid="014ae8df"/>
    </style:style>
    <style:style style:name="T123" style:family="text">
      <style:text-properties officeooo:rsid="014c8bfd"/>
    </style:style>
    <style:style style:name="T124" style:family="text">
      <style:text-properties officeooo:rsid="014c9308"/>
    </style:style>
    <style:style style:name="T125" style:family="text">
      <style:text-properties officeooo:rsid="014e5f6d"/>
    </style:style>
    <style:style style:name="T126" style:family="text">
      <style:text-properties officeooo:rsid="015147d0"/>
    </style:style>
    <style:style style:name="T127" style:family="text">
      <style:text-properties officeooo:rsid="01534d25"/>
    </style:style>
    <style:style style:name="T128" style:family="text">
      <style:text-properties officeooo:rsid="0153a181"/>
    </style:style>
    <style:style style:name="T129" style:family="text">
      <style:text-properties officeooo:rsid="0155f58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9">We develop here a</text:span><text:span text:style-name="T87">n a</text:span>lgorithm <text:span text:style-name="T87">based on the </text:span>Llewellyn Thomas <text:span text:style-name="T87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5">eg.</text:span> :</text:p>
      <text:p text:style-name="P3"><draw:frame draw:style-name="fr2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2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9">zero</text:span>. </text:p>
      <text:p text:style-name="P6"/>
      <text:p text:style-name="P8"><text:span text:style-name="T6">For the first example, the three (m=3) point equation </text:span><draw:frame draw:style-name="fr2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3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0"><text:span text:style-name="T71">We will develop three versions of an algorithm for solving these systems. First, the</text:span> system can be solved in O[n] with <text:span text:style-name="T71">what we shall call the forward </text:span>algorithm. </text:p>
      <text:p text:style-name="P100"/>
      <text:p text:style-name="P98">Forward algorithm:</text:p>
      <text:p text:style-name="P100"/>
      <text:p text:style-name="P100">Starting with the 1st and nth equations and working inwards to the 2nd and n-1st an so on, for the jth pair of equations <text:s/>we can write, <text:span text:style-name="T73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3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3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8">defining</text:span> <draw:frame draw:style-name="fr3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3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3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9">because at j=1:</text:span></text:p>
      <text:p text:style-name="P34"/>
      <text:p text:style-name="P34"><draw:frame draw:style-name="fr3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2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2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3">solving for all the</text:span><text:span text:style-name="T2"> </text:span><text:span text:style-name="T2"><draw:frame draw:style-name="fr2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3">and</text:span><draw:frame draw:style-name="fr2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3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2">a </text:span>2x2 system solvable for the middle two <text:span text:style-name="T65">values:</text:span></text:p>
      <text:p text:style-name="P81"/>
      <text:p text:style-name="P83"><draw:frame draw:style-name="fr3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3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2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3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60">writing the components of </text:span><text:span text:style-name="T60"><draw:frame draw:style-name="fr2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60">explicitly:</text:span></text:p>
      <text:p text:style-name="P36"/>
      <text:p text:style-name="P36"><draw:frame draw:style-name="fr3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2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7">by back substitution using </text:span><text:span text:style-name="T57"><draw:frame draw:style-name="fr3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43"><text:span text:style-name="T129">Proceeding in complexity, </text:span><text:span text:style-name="T13"><text:s/>the m=5 point scheme </text:span><draw:frame draw:style-name="fr2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3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3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3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3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><text:span text:style-name="T24"/></text:p>
      <text:p text:style-name="P79"><draw:frame draw:style-name="fr2" draw:name="Object42" text:anchor-type="as-char" svg:y="-0.7957in" svg:width="7.2409in" svg:height="1.5453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2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4">so</text:span><text:span text:style-name="T34"><draw:frame draw:style-name="fr2" draw:name="Object41" text:anchor-type="as-char" svg:y="-0.7516in" svg:width="6.4319in" svg:height="1.4571in" draw:z-index="24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42">and then</text:p>
      <text:p text:style-name="P25"><text:soft-page-break/><draw:frame draw:style-name="fr2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47"/>
      <text:p text:style-name="P25"/>
      <text:p text:style-name="P58">We can workout similar formulae for <text:span text:style-name="T44">5 and 7 </text:span>rows left, with:<text:span text:style-name="T44"> </text:span></text:p>
      <text:p text:style-name="P57"/>
      <text:p text:style-name="P56"><text:span text:style-name="T30"><draw:frame draw:style-name="fr2" draw:name="Object36" text:anchor-type="as-char" svg:y="-0.6681in" svg:width="3.0854in" svg:height="1.2898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2" draw:name="Object43" text:anchor-type="as-char" svg:y="-0.9319in" svg:width="4.0972in" svg:height="1.8173in" draw:z-index="38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3">with 7 rows</text:span></text:p>
      <text:p text:style-name="P26"/>
      <text:p text:style-name="P142">It all gets rather tedious. <text:s/><text:span text:style-name="T14">Writing more generally, </text:span><text:span text:style-name="T15">if we write </text:span><text:span text:style-name="T14">the first equation </text:span><text:span text:style-name="T62">corresponding to the 3 point formula</text:span></text:p>
      <text:p text:style-name="P29"/>
      <text:p text:style-name="P29"><draw:frame draw:style-name="fr3" draw:name="Object75" text:anchor-type="as-char" svg:y="-0.2744in" svg:width="5.0811in" svg:height="0.5016in" draw:z-index="3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2" draw:name="Object16" text:anchor-type="as-char" svg:y="-0.1744in" svg:width="1.952in" svg:height="0.2346in" draw:z-index="40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1">and defining </text:span><text:span text:style-name="T61"><draw:frame draw:style-name="fr2" draw:name="Object58" text:anchor-type="as-char" svg:y="-0.2598in" svg:width="0.972in" svg:height="0.4083in" draw:z-index="41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2" draw:name="Object22" text:anchor-type="as-char" svg:y="-0.1484in" svg:width="0.2339in" svg:height="0.2091in" draw:z-index="4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2" draw:name="Object33" text:anchor-type="as-char" svg:y="-0.152in" svg:width="6.1752in" svg:height="0.222in" draw:z-index="4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4">with <text:s text:c="2"/></text:span><text:span text:style-name="T54"><draw:frame draw:style-name="fr2" draw:name="Object73" text:anchor-type="as-char" svg:y="-0.1744in" svg:width="0.2409in" svg:height="0.2346in" draw:z-index="4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4">defined similarly so that </text:span><text:span text:style-name="T54"><draw:frame draw:style-name="fr2" draw:name="Object72" text:anchor-type="as-char" svg:y="-0.1744in" svg:width="1.1972in" svg:height="0.2346in" draw:z-index="45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4">are defined (see Appendix) for jj every j KU apart.</text:span></text:p>
      <text:p text:style-name="P18"/>
      <text:p text:style-name="P20"><text:span text:style-name="T47">Substituting</text:span><draw:frame draw:style-name="fr2" draw:name="Object59" text:anchor-type="as-char" svg:y="-0.1634in" svg:width="0.2807in" svg:height="0.2236in" draw:z-index="46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6">and <text:s/></text:span><text:span text:style-name="T46"><draw:frame draw:style-name="fr2" draw:name="Object60" text:anchor-type="as-char" svg:y="-0.1484in" svg:width="0.2402in" svg:height="0.2091in" draw:z-index="47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6">defined as:</text:span></text:p>
      <text:p text:style-name="P20"/>
      <text:p text:style-name="P20"><draw:frame draw:style-name="fr2" draw:name="Object61" text:anchor-type="as-char" svg:y="-0.1634in" svg:width="1.4909in" svg:height="0.2362in" draw:z-index="48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1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2" draw:name="Object24" text:anchor-type="as-char" svg:y="-0.1752in" svg:width="2.6839in" svg:height="0.2472in" draw:z-index="49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8">Using the </text:span><text:span text:style-name="T39">definition of </text:span><text:span text:style-name="T36"><draw:frame draw:style-name="fr2" draw:name="Object39" text:anchor-type="as-char" svg:y="-0.1634in" svg:width="0.2807in" svg:height="0.2236in" draw:z-index="5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8">and <text:s/></text:span><text:span text:style-name="T38"><draw:frame draw:style-name="fr2" draw:name="Object46" text:anchor-type="as-char" svg:y="-0.1484in" svg:width="0.2402in" svg:height="0.2091in" draw:z-index="5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8"><text:s/>and the second equation we can recognize </text:span><text:span text:style-name="T39">the recurrence relatio</text:span><text:span text:style-name="T38">ns:</text:span></text:p>
      <text:p text:style-name="P19"/>
      <text:p text:style-name="P19"><draw:frame draw:style-name="fr2" draw:name="Object25" text:anchor-type="as-char" svg:y="-0.2008in" svg:width="1.7965in" svg:height="0.2728in" draw:z-index="5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2" draw:name="Object26" text:anchor-type="as-char" svg:y="-0.2008in" svg:width="2.322in" svg:height="0.2736in" draw:z-index="5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3">j</text:span>, reducing the number of equations by <text:span text:style-name="T45">(m-1)</text:span> <text:span text:style-name="T47">each iteration with <text:s/></text:span><text:span text:style-name="T30"><draw:frame draw:style-name="fr2" draw:name="Object56" text:anchor-type="as-char" svg:y="-0.2937in" svg:width="1.5654in" svg:height="0.5256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7">an </text:span><text:span text:style-name="T31">(</text:span><text:span text:style-name="T37">m-1)x(m-1) </text:span><text:span text:style-name="T42">orthogonal </text:span><text:span text:style-name="T37">matrix and </text:span><text:span text:style-name="T37"><draw:frame draw:style-name="fr2" draw:name="Object57" text:anchor-type="as-char" svg:y="-0.1626in" svg:width="0.528in" svg:height="0.2319in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7">the </text:span><text:span text:style-name="T40">(m-1)/2x(m-1)/2</text:span><text:span text:style-name="T37"> identity matrix. </text:span></text:p>
      <text:p text:style-name="P40"/>
      <text:p text:style-name="P38">At the center of the <text:span text:style-name="T63">system </text:span>matrix, if <text:span text:style-name="T70">p=</text:span>modulo(n,m-<text:span text:style-name="T17">1</text:span>) <text:span text:style-name="T56">=0</text:span>, then <text:span text:style-name="T15"><draw:frame draw:style-name="fr2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2" draw:name="Object47" text:anchor-type="as-char" svg:y="-0.172in" svg:width="0.9465in" svg:height="0.2327in" draw:z-index="56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2" draw:name="Object38" text:anchor-type="as-char" svg:y="-0.2008in" svg:width="2.7866in" svg:height="0.2736in" draw:z-index="57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0">for the last 2*(m-1) values at jj=n/2</text:span></text:p>
      <text:p text:style-name="P41"><text:span text:style-name="T50">More generally, i</text:span>f <text:span text:style-name="T70">p= </text:span>modulo(n,m-<text:span text:style-name="T48">1</text:span>) <text:span text:style-name="T70">and </text:span><text:span text:style-name="T70"><draw:frame draw:style-name="fr2" draw:name="Object110" text:anchor-type="as-char" svg:y="-0.1484in" svg:width="0.4102in" svg:height="0.1839in" draw:z-index="58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2" draw:name="Object28" text:anchor-type="as-char" svg:y="-0.1484in" svg:width="1.7256in" svg:height="0.2091in" draw:z-index="5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2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4">or </text:span></text:p>
      <text:p text:style-name="P80"/>
      <text:p text:style-name="P80"><text:soft-page-break/><draw:frame draw:style-name="fr2" draw:name="Object81" text:anchor-type="as-char" svg:y="-0.211in" svg:width="2.8799in" svg:height="0.2846in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2" draw:name="Object79" text:anchor-type="as-char" svg:y="-0.1634in" svg:width="1.1362in" svg:height="0.2244in" draw:z-index="61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2" draw:name="Object80" text:anchor-type="as-char" svg:y="-0.1744in" svg:width="0.2291in" svg:height="0.2346in" draw:z-index="62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2" draw:name="Object48" text:anchor-type="as-char" svg:y="-0.198in" svg:width="0.211in" svg:height="0.2583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2" draw:name="Object27" text:anchor-type="as-char" svg:y="-0.198in" svg:width="0.9839in" svg:height="0.2583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2" draw:name="Object30" text:anchor-type="as-char" svg:y="-0.2807in" svg:width="4.0299in" svg:height="0.5346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2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2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9">for</text:span> <text:span text:style-name="T35">n/(m-1) number of times. (integer division)</text:span></text:p>
      <text:p text:style-name="P48"/>
      <text:p text:style-name="P51"><text:span text:style-name="T44">then computing the m-1+p central values needing only </text:span><text:span text:style-name="T37"><draw:frame draw:style-name="fr2" draw:name="Object70" text:anchor-type="as-char" svg:y="-0.1634in" svg:width="0.4138in" svg:height="0.2236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8">and <text:s/></text:span><text:span text:style-name="T38"><draw:frame draw:style-name="fr2" draw:name="Object71" text:anchor-type="as-char" svg:y="-0.1484in" svg:width="0.3744in" svg:height="0.2091in" draw:z-index="81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8"><text:s/></text:span></text:p>
      <text:p text:style-name="P42"/>
      <text:p text:style-name="P46"><draw:frame draw:style-name="fr2" draw:name="Object29" text:anchor-type="as-char" svg:y="-0.211in" svg:width="3.302in" svg:height="0.2846in" draw:z-index="8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2" draw:name="Object76" text:anchor-type="as-char" svg:y="-0.211in" svg:width="2.8799in" svg:height="0.2846in" draw:z-index="93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2" draw:name="Object77" text:anchor-type="as-char" svg:y="-0.1634in" svg:width="1.1362in" svg:height="0.2244in" draw:z-index="95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2" draw:name="Object78" text:anchor-type="as-char" svg:y="-0.1744in" svg:width="0.2291in" svg:height="0.2346in" draw:z-index="96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2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2" draw:name="Object66" text:anchor-type="as-char" svg:y="-0.1634in" svg:width="0.2591in" svg:height="0.2236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2" draw:name="Object12" text:anchor-type="as-char" svg:y="-0.1634in" svg:width="0.2807in" svg:height="0.2236in" draw:z-index="68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2" draw:name="Object13" text:anchor-type="as-char" svg:y="-0.1484in" svg:width="0.2402in" svg:height="0.2091in" draw:z-index="69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1">using </text:span><text:span text:style-name="T51"><draw:frame draw:style-name="fr2" draw:name="Object67" text:anchor-type="as-char" svg:y="-0.1634in" svg:width="1.4909in" svg:height="0.2362in" draw:z-index="70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1">.</text:span></text:p>
      <text:p text:style-name="P48"/>
      <text:p text:style-name="P101"/>
      <text:p text:style-name="P94">Reverse algorithm:</text:p>
      <text:p text:style-name="P87"/>
      <text:p text:style-name="P87">We can also solve the equations in reverse. Defining <draw:frame draw:style-name="fr2" draw:name="Object89" text:anchor-type="as-char" svg:y="-0.1484in" svg:width="1.4374in" svg:height="0.2217in" draw:z-index="71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3">our equations are</text:span></text:p>
      <text:p text:style-name="P87"/>
      <text:p text:style-name="P9"><draw:frame draw:style-name="fr2" draw:name="Object90" text:anchor-type="as-char" svg:y="-0.1752in" svg:width="2.689in" svg:height="0.2472in" draw:z-index="72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8">leading to</text:span></text:p>
      <text:p text:style-name="P9"/>
      <text:p text:style-name="P22"><text:soft-page-break/></text:p>
      <text:p text:style-name="P22"><draw:frame draw:style-name="fr2" draw:name="Object91" text:anchor-type="as-char" svg:y="-0.2008in" svg:width="1.7811in" svg:height="0.2728in" draw:z-index="73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2" draw:name="Object92" text:anchor-type="as-char" svg:y="-0.2008in" svg:width="2.3307in" svg:height="0.2736in" draw:z-index="74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8">Instead of starting at jj=0, we start at jj=(n-p)/2, and calculate each decreasing jj starting with</text:span><text:span text:style-name="T39"> </text:span><text:span text:style-name="T43"><draw:frame draw:style-name="fr2" draw:name="Object93" text:anchor-type="as-char" svg:y="-0.1484in" svg:width="0.6846in" svg:height="0.2181in" draw:z-index="75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8">and</text:span><draw:frame draw:style-name="fr2" draw:name="Object94" text:anchor-type="as-char" svg:y="-0.1484in" svg:width="0.6453in" svg:height="0.2181in" draw:z-index="76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8">which we will define shortly.</text:span></text:p>
      <text:p text:style-name="P88"/>
      <text:p text:style-name="P39">At the <text:span text:style-name="T68">beginning and end, or edges,</text:span> of the <text:span text:style-name="T63">system </text:span>matrix, <text:span text:style-name="T15"><draw:frame draw:style-name="fr2" draw:name="Object95" text:anchor-type="as-char" svg:y="-0.1484in" svg:width="0.8583in" svg:height="0.2091in" draw:z-index="77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2" draw:name="Object96" text:anchor-type="as-char" svg:y="-0.172in" svg:width="0.8134in" svg:height="0.2327in" draw:z-index="78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2" draw:name="Object97" text:anchor-type="as-char" svg:y="-0.2008in" svg:width="2.3799in" svg:height="0.2736in" draw:z-index="79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3" draw:name="Object3" text:anchor-type="as-char" svg:y="-0.2992in" svg:width="2.772in" svg:height="0.552in" draw:z-index="9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4">with</text:span><draw:frame draw:style-name="fr2" draw:name="Object88" text:anchor-type="as-char" svg:y="-0.1484in" svg:width="1.4374in" svg:height="0.2217in" draw:z-index="98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9">modulo(n,m-1) =0, </text:span>then <text:span text:style-name="T78">we have the 2KU x 2KU matrix:</text:span></text:p>
      <text:p text:style-name="P87"/>
      <text:p text:style-name="P87"><draw:frame draw:style-name="fr3" draw:name="Object98" text:anchor-type="as-char" svg:y="-0.2898in" svg:width="2.2311in" svg:height="0.5063in" draw:z-index="80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2">because </text:span><text:span text:style-name="T82"><draw:frame draw:style-name="fr2" draw:name="Object127" text:anchor-type="as-char" svg:y="-0.1634in" svg:width="0.9874in" svg:height="0.2236in" draw:z-index="99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2" draw:name="Object99" text:anchor-type="as-char" svg:y="-0.1484in" svg:width="0.4102in" svg:height="0.1839in" draw:z-index="82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4">we have p additional values of </text:span><text:span text:style-name="T74"><draw:frame draw:style-name="fr2" draw:name="Object111" text:anchor-type="as-char" svg:y="-0.1484in" svg:width="0.2339in" svg:height="0.2091in" draw:z-index="10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4">to solve for, and </text:span>the definitions of<text:span text:style-name="T36"><draw:frame draw:style-name="fr2" draw:name="Object100" text:anchor-type="as-char" svg:y="-0.1484in" svg:width="0.6846in" svg:height="0.2181in" draw:z-index="8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8">and</text:span><draw:frame draw:style-name="fr2" draw:name="Object101" text:anchor-type="as-char" svg:y="-0.1484in" svg:width="0.6453in" svg:height="0.2181in" draw:z-index="84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4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2" draw:name="Object113" text:anchor-type="as-char" svg:y="-0.1484in" svg:width="2.6272in" svg:height="0.2181in" draw:z-index="101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5">a vector p in length vs the definition of </text:span><text:span text:style-name="T75"><draw:frame draw:style-name="fr2" draw:name="Object114" text:anchor-type="as-char" svg:y="-0.1484in" svg:width="0.2063in" svg:height="0.2091in" draw:z-index="102"><draw:object xlink:href="./Object 114" xlink:type="simple" xlink:show="embed" xlink:actuate="onLoad"/><draw:image xlink:href="./ObjectReplacements/Object 114" xlink:type="simple" xlink:show="embed" xlink:actuate="onLoad"/></draw:frame></text:span><text:span text:style-name="T75">at j=(n-p)/2+1:</text:span></text:p>
      <text:p text:style-name="P94"/>
      <text:p text:style-name="P94"/>
      <text:p text:style-name="P94"><draw:frame draw:style-name="fr2" draw:name="Object115" text:anchor-type="as-char" svg:y="-0.152in" svg:width="5.1465in" svg:height="0.222in" draw:z-index="103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6">r</text:span><draw:frame draw:style-name="fr2" draw:name="Object116" text:anchor-type="as-char" svg:y="-0.1484in" svg:width="0.2228in" svg:height="0.2091in" draw:z-index="104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2" draw:name="Object118" text:anchor-type="as-char" svg:y="-0.1484in" svg:width="0.639in" svg:height="0.2181in" draw:z-index="105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9">so that there is a duplication of the middle 2KU-p rows.</text:span> </text:p>
      <text:p text:style-name="P109"/>
      <text:p text:style-name="P109"><text:span text:style-name="T86">I</text:span>f p &lt; KU, vector<draw:frame draw:style-name="fr2" draw:name="Object119" text:anchor-type="as-char" svg:y="-0.1484in" svg:width="0.2228in" svg:height="0.2091in" draw:z-index="106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2" draw:name="Object117" text:anchor-type="as-char" svg:y="-0.1484in" svg:width="0.639in" svg:height="0.2181in" draw:z-index="107"><draw:object xlink:href="./Object 117" xlink:type="simple" xlink:show="embed" xlink:actuate="onLoad"/><draw:image xlink:href="./ObjectReplacements/Object 117" xlink:type="simple" xlink:show="embed" xlink:actuate="onLoad"/></draw:frame><text:span text:style-name="T77">and an additional 2KU-2p rows are required. <text:s/></text:span></text:p>
      <text:p text:style-name="P109"/>
      <text:p text:style-name="P109"><text:span text:style-name="T77">If p=0, the 2KU rows (and columns) are generated by </text:span><text:span text:style-name="T77"><draw:frame draw:style-name="fr2" draw:name="Object120" text:anchor-type="as-char" svg:y="-0.1484in" svg:width="0.8583in" svg:height="0.2181in" draw:z-index="108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7">given above.</text:span></text:p>
      <text:p text:style-name="P108"/>
      <text:p text:style-name="P110"><text:soft-page-break/>The p rows are generated by the central p equations <text:span text:style-name="T80">given by</text:span><draw:frame draw:style-name="fr2" draw:name="Object121" text:anchor-type="as-char" svg:y="-0.1744in" svg:width="1.4437in" svg:height="0.2437in" draw:z-index="109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9">where</text:span><text:span text:style-name="T79"><draw:frame draw:style-name="fr2" draw:name="Object124" text:anchor-type="as-char" svg:y="-0.1744in" svg:width="0.4516in" svg:height="0.2346in" draw:z-index="110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9">consists of the middle p inner values and </text:span><text:span text:style-name="T79"><draw:frame draw:style-name="fr2" draw:name="Object122" text:anchor-type="as-char" svg:y="-0.1634in" svg:width="0.498in" svg:height="0.2244in" draw:z-index="111"><draw:object xlink:href="./Object 122" xlink:type="simple" xlink:show="embed" xlink:actuate="onLoad"/><draw:image xlink:href="./ObjectReplacements/Object 122" xlink:type="simple" xlink:show="embed" xlink:actuate="onLoad"/></draw:frame></text:span><text:span text:style-name="T79">are p x p <text:s/>and p x 2KU matrices. <text:s/></text:span></text:p>
      <text:p text:style-name="P111"/>
      <text:p text:style-name="P111"><text:span text:style-name="T81">Using the relationship between vector</text:span><text:span text:style-name="T81"><draw:frame draw:style-name="fr2" draw:name="Object123" text:anchor-type="as-char" svg:y="-0.1484in" svg:width="0.2228in" svg:height="0.2091in" draw:z-index="11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1"> and vector</text:span><text:span text:style-name="T81"><draw:frame draw:style-name="fr2" draw:name="Object125" text:anchor-type="as-char" svg:y="-0.1484in" svg:width="0.639in" svg:height="0.2181in" draw:z-index="113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1">, and</text:span><draw:frame draw:style-name="fr2" draw:name="Object126" text:anchor-type="as-char" svg:y="-0.1484in" svg:width="2.6516in" svg:height="0.2319in" draw:z-index="114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5">we can define </text:span><text:span text:style-name="T43"><draw:frame draw:style-name="fr2" draw:name="Object133" text:anchor-type="as-char" svg:y="-0.1484in" svg:width="0.6846in" svg:height="0.2181in" draw:z-index="115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8">and</text:span><text:span text:style-name="T68"><draw:frame draw:style-name="fr2" draw:name="Object134" text:anchor-type="as-char" svg:y="-0.1484in" svg:width="0.6453in" svg:height="0.2181in" draw:z-index="116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8">. <text:s text:c="2"/></text:span></text:p>
      <text:p text:style-name="P111"/>
      <text:p text:style-name="P111"><text:span text:style-name="T85">If p &lt; KU, the first p rows of</text:span><text:span text:style-name="T85"><draw:frame draw:style-name="fr2" draw:name="Object135" text:anchor-type="as-char" svg:y="-0.1484in" svg:width="0.6846in" svg:height="0.2181in" draw:z-index="117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5">are given by the first p rows of</text:span><text:span text:style-name="T85"><draw:frame draw:style-name="fr2" draw:name="Object136" text:anchor-type="as-char" svg:y="-0.172in" svg:width="0.6354in" svg:height="0.2327in" draw:z-index="118"><draw:object xlink:href="./Object 136" xlink:type="simple" xlink:show="embed" xlink:actuate="onLoad"/><draw:image xlink:href="./ObjectReplacements/Object 136" xlink:type="simple" xlink:show="embed" xlink:actuate="onLoad"/></draw:frame></text:span><text:span text:style-name="T85">and the last p rows of</text:span><text:span text:style-name="T85"><draw:frame draw:style-name="fr2" draw:name="Object137" text:anchor-type="as-char" svg:y="-0.1484in" svg:width="0.6846in" svg:height="0.2181in" draw:z-index="119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5">are given by the last p rows of</text:span><text:span text:style-name="T85"><draw:frame draw:style-name="fr2" draw:name="Object138" text:anchor-type="as-char" svg:y="-0.172in" svg:width="0.6354in" svg:height="0.2327in" draw:z-index="120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5">. <text:s/>The center of the matrix is a 2KU-2p version of</text:span><text:span text:style-name="T85"><draw:frame draw:style-name="fr2" draw:name="Object139" text:anchor-type="as-char" svg:y="-0.1484in" svg:width="0.2591in" svg:height="0.2091in" draw:z-index="121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5">. </text:span></text:p>
      <text:p text:style-name="P111"/>
      <text:p text:style-name="P111"><text:span text:style-name="T85">If p &gt; KU, then first KU rows of</text:span><text:span text:style-name="T85"><draw:frame draw:style-name="fr2" draw:name="Object140" text:anchor-type="as-char" svg:y="-0.1484in" svg:width="0.6846in" svg:height="0.2181in" draw:z-index="122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5">are given by the first KU rows of</text:span><text:span text:style-name="T85"><draw:frame draw:style-name="fr2" draw:name="Object141" text:anchor-type="as-char" svg:y="-0.172in" svg:width="0.6354in" svg:height="0.2327in" draw:z-index="123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5">and the last KU rows of</text:span><text:span text:style-name="T85"><draw:frame draw:style-name="fr2" draw:name="Object142" text:anchor-type="as-char" svg:y="-0.1484in" svg:width="0.6846in" svg:height="0.2181in" draw:z-index="124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5">are given by the last KU rows of</text:span><text:span text:style-name="T85"><draw:frame draw:style-name="fr2" draw:name="Object143" text:anchor-type="as-char" svg:y="-0.172in" svg:width="0.6354in" svg:height="0.2327in" draw:z-index="127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5">, resulting in a duplication of the middle 2KU-p rows. <text:s/></text:span><text:span text:style-name="T85"><draw:frame draw:style-name="fr2" draw:name="Object144" text:anchor-type="as-char" svg:y="-0.1484in" svg:width="0.6453in" svg:height="0.2181in" draw:z-index="128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5">is similarly defined, using</text:span><text:span text:style-name="T85"><draw:frame draw:style-name="fr2" draw:name="Object145" text:anchor-type="as-char" svg:y="-0.172in" svg:width="0.4929in" svg:height="0.2327in" draw:z-index="12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5">and </text:span><text:span text:style-name="T85"><draw:frame draw:style-name="fr2" draw:name="Object146" text:anchor-type="as-char" svg:y="-0.1484in" svg:width="0.3811in" svg:height="0.2181in" draw:z-index="13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5">.</text:span></text:p>
      <text:p text:style-name="P94"/>
      <text:p text:style-name="P94">Parallel <text:span text:style-name="T71">algorithm</text:span>:</text:p>
      <text:p text:style-name="P87"/>
      <text:p text:style-name="P98">Although the algorithms developed are <text:span text:style-name="T116">recursive</text:span> and inherently serial, we can solve both <text:span text:style-name="T73">forward and back algorithms </text:span>in parallel, <text:span text:style-name="T73">cutting down the computation time.</text:span></text:p>
      <text:p text:style-name="P98"/>
      <text:p text:style-name="P92">Note that by definition<draw:frame draw:style-name="fr2" draw:name="Object102" text:anchor-type="as-char" svg:y="-0.1484in" svg:width="1.4374in" svg:height="0.2217in" draw:z-index="85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3">Now, recalling that</text:span><draw:frame draw:style-name="fr2" draw:name="Object104" text:anchor-type="as-char" svg:y="-0.1634in" svg:width="1.4909in" svg:height="0.2362in" draw:z-index="132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3">which is also</text:span> <draw:frame draw:style-name="fr2" draw:name="Object103" text:anchor-type="as-char" svg:y="-0.1634in" svg:width="1.1783in" svg:height="0.2362in" draw:z-index="86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3">then inverting leads to</text:span> <draw:frame draw:style-name="fr2" draw:name="Object105" text:anchor-type="as-char" svg:y="-0.1984in" svg:width="1.5173in" svg:height="0.2717in" draw:z-index="88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3">Note however despite that</text:span>:</text:p>
      <text:p text:style-name="P91"><draw:frame draw:style-name="fr2" draw:name="Object106" text:anchor-type="as-char" svg:y="-0.1984in" svg:width="0.7917in" svg:height="0.2717in" draw:z-index="89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2" draw:name="Object107" text:anchor-type="as-char" svg:y="-0.1984in" svg:width="1.0654in" svg:height="0.2717in" draw:z-index="90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4">any</text:span> value jj:</text:p>
      <text:p text:style-name="P91"><draw:frame draw:style-name="fr2" draw:name="Object108" text:anchor-type="as-char" svg:y="-0.1992in" svg:width="2.2929in" svg:height="0.272in" draw:z-index="91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2" draw:name="Object109" text:anchor-type="as-char" svg:y="-0.1992in" svg:width="2.5646in" svg:height="0.272in" draw:z-index="92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17">We can pick jj=(n/4) so that each iterative series takes half as many steps as either the usual forward or backward algorithm. <text:s text:c="2"/><text:span text:style-name="T129">As a bonus, we only have to do the</text:span><text:span text:style-name="T129"><draw:frame draw:style-name="fr1" draw:name="Object212" text:anchor-type="as-char" svg:y="-0.1484in" svg:width="0.3311in" svg:height="0.1846in" draw:z-index="248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9">equations for the reverse algorithm. </text:span>Since each iterative series is independent, the computation can be done in parallel. <text:span text:style-name="T107">Each step requires a solution of a KU x KU system, (for overall O(n x KU x KU) time) but the price of splitting the calculations in two parallel segments is solving one </text:span><text:span text:style-name="T112">4</text:span><text:span text:style-name="T107">KU x </text:span><text:span text:style-name="T112">4</text:span><text:span text:style-name="T107">KU system at the center.</text:span></text:p>
      <text:p text:style-name="P117"/>
      <text:p text:style-name="P117"/>
      <text:p text:style-name="P118"/>
      <text:p text:style-name="P118"><text:soft-page-break/>Extend<text:span text:style-name="T102">ed</text:span> Parallel <text:span text:style-name="T102">algorithm:</text:span></text:p>
      <text:p text:style-name="P118"/>
      <text:p text:style-name="P119">Let <draw:frame draw:style-name="fr2" draw:name="Object112" text:anchor-type="as-char" svg:y="-0.1626in" svg:width="0.1465in" svg:height="0.2228in" draw:z-index="134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3" draw:name="Object162" text:anchor-type="as-char" svg:y="-0.4717in" svg:width="1.3827in" svg:height="0.8598in" draw:z-index="135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8">the permutation/</text:span><text:span text:style-name="T107">rotation</text:span><text:span text:style-name="T98"> matrix</text:span> <draw:frame draw:style-name="fr3" draw:name="Object161" text:anchor-type="as-char" svg:y="-0.2898in" svg:width="1.0701in" svg:height="0.5063in" draw:z-index="137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3" draw:name="Object163" text:anchor-type="as-char" svg:y="-0.172in" svg:width="0.2681in" svg:height="0.2457in" draw:z-index="138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3" draw:name="Object164" text:anchor-type="as-char" svg:y="-0.172in" svg:width="0.2681in" svg:height="0.2457in" draw:z-index="140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7">and </text:span>with k=n/2<text:span text:style-name="T96">=KU</text:span> resulting in<draw:frame draw:style-name="fr2" draw:name="Object165" text:anchor-type="as-char" svg:y="-0.1634in" svg:width="0.2591in" svg:height="0.2236in" draw:z-index="141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6">or the p=0 </text:span><text:span text:style-name="T98">case <text:s/>of </text:span><text:span text:style-name="T99"><draw:frame draw:style-name="fr3" draw:name="Object166" text:anchor-type="as-char" svg:y="-0.1484in" svg:width="0.5819in" svg:height="0.2327in" draw:z-index="143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9">. <text:s/></text:span><text:span text:style-name="T98">If we apply </text:span><text:span text:style-name="T98"><draw:frame draw:style-name="fr3" draw:name="Object167" text:anchor-type="as-char" svg:y="-0.172in" svg:width="0.4283in" svg:height="0.2457in" draw:z-index="144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8"><text:s/>to </text:span><text:span text:style-name="T98"><draw:frame draw:style-name="fr3" draw:name="Object168" text:anchor-type="as-char" svg:y="-0.1752in" svg:width="0.2228in" svg:height="0.248in" draw:z-index="146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8"><text:s/>defined as in the</text:span><text:span text:style-name="T91"> m-point equation, </text:span><text:span text:style-name="T3">with m-odd</text:span><text:span text:style-name="T91">, </text:span><text:span text:style-name="T98">and n data points</text:span><text:span text:style-name="T91">:</text:span></text:p>
      <text:p text:style-name="P136"><text:span text:style-name="T3"><text:s/></text:span><text:span text:style-name="T3"><draw:frame draw:style-name="fr2" draw:name="Object170" text:anchor-type="as-char" svg:y="-0.2807in" svg:width="0.8508in" svg:height="0.4484in" draw:z-index="149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90">l</text:span><text:span text:style-name="T88">etting </text:span><text:span text:style-name="T88"><draw:frame draw:style-name="fr2" draw:name="Object171" text:anchor-type="as-char" svg:y="-0.1484in" svg:width="0.2835in" svg:height="0.1839in" draw:z-index="150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9">run from 1 t</text:span><text:span text:style-name="T90">o </text:span><text:span text:style-name="T98">n. (N.B. which is not </text:span><text:span text:style-name="T98"><draw:frame draw:style-name="fr3" draw:name="Object169" text:anchor-type="as-char" svg:y="-0.1752in" svg:width="0.2535in" svg:height="0.248in" draw:z-index="151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8">), then</text:span><text:span text:style-name="T98"><draw:frame draw:style-name="fr2" draw:name="Object172" text:anchor-type="as-char" svg:y="-0.2807in" svg:width="1.2173in" svg:height="0.4484in" draw:z-index="238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7">s</text:span><text:span text:style-name="T98">olves the equations with </text:span><text:span text:style-name="T98"><draw:frame draw:style-name="fr2" draw:name="Object173" text:anchor-type="as-char" svg:y="-0.1484in" svg:width="0.1272in" svg:height="0.2098in" draw:z-index="153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7">using the </text:span><text:span text:style-name="T101">r</text:span><text:span text:style-name="T98">otated k indices so that </text:span><text:span text:style-name="T98"><draw:frame draw:style-name="fr3" draw:name="Object175" text:anchor-type="as-char" svg:y="-0.172in" svg:width="0.7583in" svg:height="0.2457in" draw:z-index="155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8">. <text:s text:c="2"/></text:span></text:p>
      <text:p text:style-name="P136"/>
      <text:p text:style-name="P136"><text:span text:style-name="T100">I</text:span><text:span text:style-name="T101">t can be seen that if</text:span><text:span text:style-name="T100"> we use k=</text:span><text:span text:style-name="T129">(</text:span><text:span text:style-name="T100">n-</text:span><text:span text:style-name="T129">p)</text:span><text:span text:style-name="T100">/2, and start with the p=0 case, then</text:span><text:span text:style-name="T100"><draw:frame draw:style-name="fr2" draw:name="Object179" text:anchor-type="as-char" svg:y="-0.1484in" svg:width="0.1272in" svg:height="0.2098in" draw:z-index="152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1">is </text:span><text:span text:style-name="T100"><text:s/></text:span><text:span text:style-name="T127">nearly the same</text:span><text:span text:style-name="T100"> </text:span><text:span text:style-name="T127">as</text:span><text:span text:style-name="T100"> </text:span><text:span text:style-name="T100"><draw:frame draw:style-name="fr2" draw:name="Object180" text:anchor-type="as-char" svg:y="-0.1484in" svg:width="0.1272in" svg:height="0.2098in" draw:z-index="154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100">proceeding from the reverse direction, so that running the forward algorithm on </text:span><text:span text:style-name="T100"><draw:frame draw:style-name="fr2" draw:name="Object181" text:anchor-type="as-char" svg:y="-0.1484in" svg:width="0.1272in" svg:height="0.2098in" draw:z-index="156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100">is </text:span><text:span text:style-name="T127">nearly </text:span><text:span text:style-name="T100">the same as running the backward algorithm on </text:span><draw:frame draw:style-name="fr2" draw:name="Object182" text:anchor-type="as-char" svg:y="-0.1484in" svg:width="0.1272in" svg:height="0.2098in" draw:z-index="157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1">and vice versa, </text:span><text:span text:style-name="T127">since we have reversed the direction of indices and solution as well as rotating the indices. </text:span></text:p>
      <text:p text:style-name="P123"/>
      <text:p text:style-name="P126"><text:span text:style-name="T103">Given this background, </text:span><text:span text:style-name="T127">let us</text:span><text:span text:style-name="T103"> r</text:span><text:span text:style-name="T127">ewrite</text:span><text:span text:style-name="T103"> the parallel algorithm. <text:s/></text:span><text:span text:style-name="T127">We write</text:span><text:span text:style-name="T103"> </text:span><text:span text:style-name="T103"><draw:frame draw:style-name="fr2" draw:name="Object185" text:anchor-type="as-char" svg:y="-0.1484in" svg:width="1.439in" svg:height="0.222in" draw:z-index="158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3">and </text:span><text:span text:style-name="T103"><draw:frame draw:style-name="fr2" draw:name="Object186" text:anchor-type="as-char" svg:y="-0.1634in" svg:width="1.1783in" svg:height="0.2362in" draw:z-index="159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3">where </text:span><text:span text:style-name="T127">we do not rotate </text:span><text:span text:style-name="T127"><draw:frame draw:style-name="fr2" draw:name="Object250" text:anchor-type="as-char" svg:y="-0.1484in" svg:width="0.1272in" svg:height="0.2098in" draw:z-index="241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7">i.e.</text:span><text:span text:style-name="T103"><draw:frame draw:style-name="fr2" draw:name="Object187" text:anchor-type="as-char" svg:y="-0.1484in" svg:width="0.4492in" svg:height="0.2098in" draw:z-index="160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5">,</text:span><text:span text:style-name="T103"> leading to a </text:span><text:span text:style-name="T114">2</text:span><text:span text:style-name="T106">KU </text:span><text:span text:style-name="T103">solution for </text:span><text:span text:style-name="T114">each</text:span><text:span text:style-name="T103"> </text:span><text:span text:style-name="T103"><draw:frame draw:style-name="fr2" draw:name="Object188" text:anchor-type="as-char" svg:y="-0.1484in" svg:width="0.1547in" svg:height="0.2098in" draw:z-index="161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6">and </text:span><text:span text:style-name="T106"><draw:frame draw:style-name="fr2" draw:name="Object202" text:anchor-type="as-char" svg:y="-0.1484in" svg:width="0.2728in" svg:height="0.2098in" draw:z-index="164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6">, </text:span><text:span text:style-name="T127">written as:</text:span></text:p>
      <text:p text:style-name="P126"/>
      <text:p text:style-name="P126"><draw:frame draw:style-name="fr2" draw:name="Object218" text:anchor-type="as-char" svg:y="-0.2965in" svg:width="2.1783in" svg:height="0.5339in" draw:z-index="162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7">the solution given in the previous section.</text:span></text:p>
      <text:p text:style-name="P126"/>
      <text:p text:style-name="P136"><text:span text:style-name="T127">However, t</text:span><text:span text:style-name="T101">he parallel algorithm can </text:span><text:span text:style-name="T127">instead </text:span><text:span text:style-name="T101">be generated, at least in the p=0 case, with a solution of the rotated </text:span><text:span text:style-name="T101"><draw:frame draw:style-name="fr2" draw:name="Object183" text:anchor-type="as-char" svg:y="-0.1484in" svg:width="0.1272in" svg:height="0.2098in" draw:z-index="228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101">combined with a solution of the unrotated </text:span><text:span text:style-name="T101"><draw:frame draw:style-name="fr2" draw:name="Object184" text:anchor-type="as-char" svg:y="-0.1484in" svg:width="0.1272in" svg:height="0.2098in" draw:z-index="229"><draw:object xlink:href="./Object 202" xlink:type="simple" xlink:show="embed" xlink:actuate="onLoad"/><draw:image xlink:href="./ObjectReplacements/Object 202" xlink:type="simple" xlink:show="embed" xlink:actuate="onLoad"/><svg:desc>formula</svg:desc></draw:frame></text:span><text:span text:style-name="T101">using the forward algorithm </text:span><text:span text:style-name="T127">twice</text:span><text:span text:style-name="T101">. <text:s/></text:span><text:span text:style-name="T127">If there are </text:span><text:span text:style-name="T127"><draw:frame draw:style-name="fr1" draw:name="Object243" text:anchor-type="as-char" svg:y="-0.152in" svg:width="1.3173in" svg:height="0.2008in" draw:z-index="230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7">blocks of </text:span><text:span text:style-name="T127"><draw:frame draw:style-name="fr2" draw:name="Object244" text:anchor-type="as-char" svg:y="-0.1484in" svg:width="0.1547in" svg:height="0.2098in" draw:z-index="231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7">to solve, we can write the new rotated coordinates system as <text:s/></text:span><text:span text:style-name="T127"><draw:frame draw:style-name="fr2" draw:name="Object176" text:anchor-type="as-char" svg:y="-0.172in" svg:width="1.3992in" svg:height="0.2457in" draw:z-index="232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27">With </text:span><text:span text:style-name="T127"><draw:frame draw:style-name="fr2" draw:name="Object177" text:anchor-type="as-char" svg:y="-0.1634in" svg:width="1.1783in" svg:height="0.2362in" draw:z-index="233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27">and defining </text:span><text:span text:style-name="T127"><draw:frame draw:style-name="fr2" draw:name="Object178" text:anchor-type="as-char" svg:y="-0.1626in" svg:width="1.1638in" svg:height="0.2354in" draw:z-index="234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7">as the forward algorithm for the rotated system. (</text:span><text:span text:style-name="T127"><draw:frame draw:style-name="fr2" draw:name="Object248" text:anchor-type="as-char" svg:y="-0.1862in" svg:width="1.0272in" svg:height="0.2465in" draw:z-index="242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7">have to be redefined for the rotated and reversed system in order to compute </text:span><text:span text:style-name="T127"><draw:frame draw:style-name="fr2" draw:name="Object251" text:anchor-type="as-char" svg:y="-0.1626in" svg:width="0.5028in" svg:height="0.2228in" draw:z-index="243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7">, see the Appendix) </text:span></text:p>
      <text:p text:style-name="P136"/>
      <text:p text:style-name="P136"><text:span text:style-name="T127">We can then write a parallel system with two forward algorithms as </text:span></text:p>
      <text:p text:style-name="P122"/>
      <text:p text:style-name="P122"><draw:frame draw:style-name="fr2" draw:name="Object245" text:anchor-type="as-char" svg:y="-0.3075in" svg:width="2.9299in" svg:height="0.5457in" draw:z-index="235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7">which we then solve, thereafter using back substitution to retrieve the rest of the </text:span><text:span text:style-name="T127"><draw:frame draw:style-name="fr2" draw:name="Object246" text:anchor-type="as-char" svg:y="-0.1484in" svg:width="0.1547in" svg:height="0.2098in" draw:z-index="236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7">and </text:span><text:span text:style-name="T127"><draw:frame draw:style-name="fr2" draw:name="Object247" text:anchor-type="as-char" svg:y="-0.1484in" svg:width="0.1547in" svg:height="0.2098in" draw:z-index="237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7">. <text:s/>Or better yet, we can use two backward algorithms, which </text:span><text:span text:style-name="T128">sh</text:span><text:span text:style-name="T127">ould allow for the </text:span><draw:frame draw:style-name="fr2" draw:name="Object174" text:anchor-type="as-char" svg:y="-0.1484in" svg:width="0.3311in" svg:height="0.1846in" draw:z-index="239"><draw:object xlink:href="./Object 174" xlink:type="simple" xlink:show="embed" xlink:actuate="onLoad"/><draw:image xlink:href="./ObjectReplacements/Object 174" xlink:type="simple" xlink:show="embed" xlink:actuate="onLoad"/><svg:desc>formula</svg:desc></draw:frame><text:span text:style-name="T127">case. <text:s/></text:span></text:p>
      <text:p text:style-name="P122"/>
      <text:p text:style-name="P122"/>
      <text:p text:style-name="P128"><text:soft-page-break/><text:span text:style-name="T104">If we make a rotation at </text:span><text:span text:style-name="T129">k=</text:span><text:span text:style-name="T104">(n-p)/4 </text:span><text:span text:style-name="T117">with a “forward and “backward” algorithm, we can call notate the rotated </text:span><text:span text:style-name="T129">and reversed </text:span><text:span text:style-name="T117">system as follows:</text:span></text:p>
      <text:p text:style-name="P128"/>
      <text:p text:style-name="P121"><text:span text:style-name="T104"><draw:frame draw:style-name="fr2" draw:name="Object189" text:anchor-type="as-char" svg:y="-0.1484in" svg:width="1.5043in" svg:height="0.222in" draw:z-index="163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4">and </text:span><text:span text:style-name="T104"><draw:frame draw:style-name="fr2" draw:name="Object190" text:anchor-type="as-char" svg:y="-0.1839in" svg:width="1.2465in" svg:height="0.2571in" draw:z-index="165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4">where </text:span><text:span text:style-name="T104"><draw:frame draw:style-name="fr2" draw:name="Object195" text:anchor-type="as-char" svg:y="-0.1752in" svg:width="0.7693in" svg:height="0.248in" draw:z-index="166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4">with k=(n-p)/4 </text:span><text:span text:style-name="T109">with</text:span><text:span text:style-name="T104"> </text:span><text:span text:style-name="T104"><draw:frame draw:style-name="fr2" draw:name="Object196" text:anchor-type="as-char" svg:y="-0.152in" svg:width="3.5181in" svg:height="0.222in" draw:z-index="167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1"><text:span text:style-name="T104"><draw:frame draw:style-name="fr2" draw:name="Object191" text:anchor-type="as-char" svg:y="-0.2165in" svg:width="1.7547in" svg:height="0.2898in" draw:z-index="168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4"><draw:frame draw:style-name="fr2" draw:name="Object192" text:anchor-type="as-char" svg:y="-0.2165in" svg:width="2.311in" svg:height="0.2898in" draw:z-index="172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1"><text:span text:style-name="T104"><draw:frame draw:style-name="fr2" draw:name="Object193" text:anchor-type="as-char" svg:y="-0.2165in" svg:width="1.7701in" svg:height="0.2898in" draw:z-index="173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4"><draw:frame draw:style-name="fr2" draw:name="Object194" text:anchor-type="as-char" svg:y="-0.2165in" svg:width="2.302in" svg:height="0.2898in" draw:z-index="174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1"/>
      <text:p text:style-name="P124"/>
      <text:p text:style-name="P125">Consider the two pieces of<draw:frame draw:style-name="fr2" draw:name="Object204" text:anchor-type="as-char" svg:y="-0.1484in" svg:width="0.2339in" svg:height="0.2091in" draw:z-index="175"><draw:object xlink:href="./Object 204" xlink:type="simple" xlink:show="embed" xlink:actuate="onLoad"/><draw:image xlink:href="./ObjectReplacements/Object 204" xlink:type="simple" xlink:show="embed" xlink:actuate="onLoad"/><svg:desc>formula</svg:desc></draw:frame>: <draw:frame draw:style-name="fr2" draw:name="Object205" text:anchor-type="as-char" svg:y="-0.152in" svg:width="3.8839in" svg:height="0.222in" draw:z-index="176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3"><text:span text:style-name="T108">so that </text:span><text:span text:style-name="T108"><draw:frame draw:style-name="fr2" draw:name="Object206" text:anchor-type="as-char" svg:y="-0.152in" svg:width="0.8366in" svg:height="0.2134in" draw:z-index="177"><draw:object xlink:href="./Object 206" xlink:type="simple" xlink:show="embed" xlink:actuate="onLoad"/><draw:image xlink:href="./ObjectReplacements/Object 206" xlink:type="simple" xlink:show="embed" xlink:actuate="onLoad"/></draw:frame></text:span><text:span text:style-name="T108">then, looking at each KU block of numbers, </text:span><text:span text:style-name="T108"><draw:frame draw:style-name="fr2" draw:name="Object207" text:anchor-type="as-char" svg:y="-0.1839in" svg:width="0.8366in" svg:height="0.2445in" draw:z-index="178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8">but also </text:span><text:span text:style-name="T108"><draw:frame draw:style-name="fr2" draw:name="Object208" text:anchor-type="as-char" svg:y="-0.1839in" svg:width="0.8654in" svg:height="0.2445in" draw:z-index="179"><draw:object xlink:href="./Object 208" xlink:type="simple" xlink:show="embed" xlink:actuate="onLoad"/><draw:image xlink:href="./ObjectReplacements/Object 208" xlink:type="simple" xlink:show="embed" xlink:actuate="onLoad"/><svg:desc>formula</svg:desc></draw:frame></text:span><text:span text:style-name="T108">and </text:span><text:span text:style-name="T108"><draw:frame draw:style-name="fr2" draw:name="Object209" text:anchor-type="as-char" svg:y="-0.1839in" svg:width="0.8917in" svg:height="0.2445in" draw:z-index="180"><draw:object xlink:href="./Object 209" xlink:type="simple" xlink:show="embed" xlink:actuate="onLoad"/><draw:image xlink:href="./ObjectReplacements/Object 209" xlink:type="simple" xlink:show="embed" xlink:actuate="onLoad"/><svg:desc>formula</svg:desc></draw:frame></text:span><text:span text:style-name="T109">Note that </text:span><text:span text:style-name="T109"><draw:frame draw:style-name="fr2" draw:name="Object213" text:anchor-type="as-char" svg:y="-0.1484in" svg:width="0.1547in" svg:height="0.2098in" draw:z-index="181"><draw:object xlink:href="./Object 213" xlink:type="simple" xlink:show="embed" xlink:actuate="onLoad"/><draw:image xlink:href="./ObjectReplacements/Object 213" xlink:type="simple" xlink:show="embed" xlink:actuate="onLoad"/></draw:frame></text:span><text:span text:style-name="T109">is associated with the “forward” direction starting from j</text:span><text:span text:style-name="T129">j</text:span><text:span text:style-name="T109">=1, with </text:span><text:span text:style-name="T109"><draw:frame draw:style-name="fr2" draw:name="Object214" text:anchor-type="as-char" svg:y="-0.1839in" svg:width="0.1547in" svg:height="0.2445in" draw:z-index="182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9">associated with the “reverse” direction starting from j</text:span><text:span text:style-name="T129">j</text:span><text:span text:style-name="T109">=</text:span><text:span text:style-name="T129">(</text:span><text:span text:style-name="T109">n-</text:span><text:span text:style-name="T129">p)</text:span><text:span text:style-name="T109">/2, but that </text:span><text:span text:style-name="T109"><draw:frame draw:style-name="fr2" draw:name="Object215" text:anchor-type="as-char" svg:y="-0.1484in" svg:width="0.1965in" svg:height="0.2098in" draw:z-index="183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T109">starting at </text:span><text:span text:style-name="T129">j</text:span><text:span text:style-name="T109">j=</text:span><text:span text:style-name="T111">(</text:span><text:span text:style-name="T109">n-</text:span><text:span text:style-name="T111">p)</text:span><text:span text:style-name="T109">/4 is associated with the “reverse” direction and </text:span><text:span text:style-name="T109"><draw:frame draw:style-name="fr2" draw:name="Object216" text:anchor-type="as-char" svg:y="-0.1839in" svg:width="0.1965in" svg:height="0.2445in" draw:z-index="184"><draw:object xlink:href="./Object 216" xlink:type="simple" xlink:show="embed" xlink:actuate="onLoad"/><draw:image xlink:href="./ObjectReplacements/Object 216" xlink:type="simple" xlink:show="embed" xlink:actuate="onLoad"/><svg:desc>formula</svg:desc></draw:frame></text:span><text:span text:style-name="T109">the “forward” direction starting at j</text:span><text:span text:style-name="T129">j</text:span><text:span text:style-name="T109">=3</text:span><text:span text:style-name="T32">(</text:span><text:span text:style-name="T109">n-</text:span><text:span text:style-name="T111">p)</text:span><text:span text:style-name="T109">/4. <text:s/></text:span></text:p>
      <text:p text:style-name="P143"/>
      <text:p text:style-name="P143"><text:span text:style-name="T110">By aligning the components of the vectors in this manner, there can be a jj where we can simultaneously solve for all four vector components corresponding to the same KU block of numbers</text:span><text:span text:style-name="T110"><draw:frame draw:style-name="fr2" draw:name="Object217" text:anchor-type="as-char" svg:y="-0.1484in" svg:width="0.1547in" svg:height="0.2098in" draw:z-index="197"><draw:object xlink:href="./Object 217" xlink:type="simple" xlink:show="embed" xlink:actuate="onLoad"/><draw:image xlink:href="./ObjectReplacements/Object 217" xlink:type="simple" xlink:show="embed" xlink:actuate="onLoad"/><svg:desc>formula</svg:desc></draw:frame></text:span><text:span text:style-name="T110">.</text:span></text:p>
      <text:p text:style-name="P124"/>
      <text:p text:style-name="P124"/>
      <text:p text:style-name="P124">We can <text:span text:style-name="T108">then </text:span>recognize that </text:p>
      <text:p text:style-name="P124"><draw:frame draw:style-name="fr2" draw:name="Object198" text:anchor-type="as-char" svg:y="-0.2846in" svg:width="2.3154in" svg:height="0.4972in" draw:z-index="185"><draw:object xlink:href="./Object 198" xlink:type="simple" xlink:show="embed" xlink:actuate="onLoad"/><draw:image xlink:href="./ObjectReplacements/Object 198" xlink:type="simple" xlink:show="embed" xlink:actuate="onLoad"/><svg:desc>formula</svg:desc></draw:frame>and <draw:frame draw:style-name="fr2" draw:name="Object199" text:anchor-type="as-char" svg:y="-0.2846in" svg:width="2.3154in" svg:height="0.4972in" draw:z-index="186"><draw:object xlink:href="./Object 199" xlink:type="simple" xlink:show="embed" xlink:actuate="onLoad"/><draw:image xlink:href="./ObjectReplacements/Object 199" xlink:type="simple" xlink:show="embed" xlink:actuate="onLoad"/><svg:desc>formula</svg:desc></draw:frame>although we cannot have<draw:frame draw:style-name="fr2" draw:name="Object200" text:anchor-type="as-char" svg:y="-0.1484in" svg:width="0.5319in" svg:height="0.2098in" draw:z-index="187"><draw:object xlink:href="./Object 200" xlink:type="simple" xlink:show="embed" xlink:actuate="onLoad"/><draw:image xlink:href="./ObjectReplacements/Object 200" xlink:type="simple" xlink:show="embed" xlink:actuate="onLoad"/><svg:desc>formula</svg:desc></draw:frame>unless p=0, <text:span text:style-name="T108">because the blocks </text:span><text:s/><draw:frame draw:style-name="fr2" draw:name="Object210" text:anchor-type="as-char" svg:y="-0.1839in" svg:width="0.3602in" svg:height="0.2445in" draw:z-index="188"><draw:object xlink:href="./Object 210" xlink:type="simple" xlink:show="embed" xlink:actuate="onLoad"/><draw:image xlink:href="./ObjectReplacements/Object 210" xlink:type="simple" xlink:show="embed" xlink:actuate="onLoad"/><svg:desc>formula</svg:desc></draw:frame><text:span text:style-name="T108">cannot interchange without p=0. </text:span></text:p>
      <text:p text:style-name="P124"/>
      <text:p text:style-name="P124"/>
      <text:p text:style-name="P124">We can then substitute into the above equations and <text:span text:style-name="T129">solve,</text:span> at some jj, <text:span text:style-name="T129">close to</text:span> (n-p)/8 <text:span text:style-name="T129">to minimize each branch’s number of steps</text:span>, <text:span text:style-name="T106">the </text:span><text:span text:style-name="T112">8</text:span><text:span text:style-name="T106">KU x </text:span><text:span text:style-name="T112">8</text:span><text:span text:style-name="T106">KU system of equations:</text:span></text:p>
      <text:p text:style-name="P124"/>
      <text:p text:style-name="P120"><draw:frame draw:style-name="fr2" draw:name="Object201" text:anchor-type="as-char" svg:y="-0.8882in" svg:width="6.5402in" svg:height="1.7154in" draw:z-index="189"><draw:object xlink:href="./Object 201" xlink:type="simple" xlink:show="embed" xlink:actuate="onLoad"/><draw:image xlink:href="./ObjectReplacements/Object 201" xlink:type="simple" xlink:show="embed" xlink:actuate="onLoad"/></draw:frame></text:p>
      <text:p text:style-name="P120"/>
      <text:p text:style-name="P120"/>
      <text:p text:style-name="P120"/>
      <text:p text:style-name="P127"><text:span text:style-name="T115">We back substitute <text:s/></text:span><text:span text:style-name="T103"><draw:frame draw:style-name="fr2" draw:name="Object228" text:anchor-type="as-char" svg:y="-0.1484in" svg:width="0.1547in" svg:height="0.2098in" draw:z-index="190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3">,</text:span><text:span text:style-name="T106"> </text:span><text:span text:style-name="T106"><draw:frame draw:style-name="fr2" draw:name="Object229" text:anchor-type="as-char" svg:y="-0.1484in" svg:width="0.2728in" svg:height="0.2098in" draw:z-index="191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6">,</text:span><text:span text:style-name="T103"><draw:frame draw:style-name="fr2" draw:name="Object231" text:anchor-type="as-char" svg:y="-0.1839in" svg:width="0.1547in" svg:height="0.2445in" draw:z-index="192"><draw:object xlink:href="./Object 231" xlink:type="simple" xlink:show="embed" xlink:actuate="onLoad"/><draw:image xlink:href="./ObjectReplacements/Object 231" xlink:type="simple" xlink:show="embed" xlink:actuate="onLoad"/><svg:desc>formula</svg:desc></draw:frame></text:span><text:span text:style-name="T106">and </text:span><text:span text:style-name="T106"><draw:frame draw:style-name="fr2" draw:name="Object232" text:anchor-type="as-char" svg:y="-0.1839in" svg:width="0.2728in" svg:height="0.2445in" draw:z-index="193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115">to get </text:span>the remaining values of <text:span text:style-name="T103"><draw:frame draw:style-name="fr2" draw:name="Object223" text:anchor-type="as-char" svg:y="-0.1484in" svg:width="0.1547in" svg:height="0.2098in" draw:z-index="194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5">and </text:span><text:span text:style-name="T103"><draw:frame draw:style-name="fr2" draw:name="Object233" text:anchor-type="as-char" svg:y="-0.1839in" svg:width="0.1547in" svg:height="0.2445in" draw:z-index="195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3">, </text:span><text:span text:style-name="T115">which provides roughly half of the </text:span><text:span text:style-name="T115"><draw:frame draw:style-name="fr2" draw:name="Object230" text:anchor-type="as-char" svg:y="-0.1484in" svg:width="0.1272in" svg:height="0.2098in" draw:z-index="196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3">. <text:s/></text:span><text:span text:style-name="T115">Simultaneously we</text:span> substitute<text:span text:style-name="T115"> </text:span><text:span text:style-name="T103"><draw:frame draw:style-name="fr2" draw:name="Object219" text:anchor-type="as-char" svg:y="-0.1484in" svg:width="0.1547in" svg:height="0.2098in" draw:z-index="198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3">,</text:span><text:span text:style-name="T106"> </text:span><text:span text:style-name="T106"><draw:frame draw:style-name="fr2" draw:name="Object220" text:anchor-type="as-char" svg:y="-0.1484in" svg:width="0.2728in" svg:height="0.2098in" draw:z-index="199"><draw:object xlink:href="./Object 220" xlink:type="simple" xlink:show="embed" xlink:actuate="onLoad"/><draw:image xlink:href="./ObjectReplacements/Object 220" xlink:type="simple" xlink:show="embed" xlink:actuate="onLoad"/><svg:desc>formula</svg:desc></draw:frame></text:span><text:span text:style-name="T106">,</text:span><text:span text:style-name="T103"><draw:frame draw:style-name="fr2" draw:name="Object234" text:anchor-type="as-char" svg:y="-0.1839in" svg:width="0.1547in" svg:height="0.2445in" draw:z-index="200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106">and </text:span><text:span text:style-name="T106"><draw:frame draw:style-name="fr2" draw:name="Object235" text:anchor-type="as-char" svg:y="-0.1839in" svg:width="0.2728in" svg:height="0.2445in" draw:z-index="201"><draw:object xlink:href="./Object 235" xlink:type="simple" xlink:show="embed" xlink:actuate="onLoad"/><draw:image xlink:href="./ObjectReplacements/Object 235" xlink:type="simple" xlink:show="embed" xlink:actuate="onLoad"/><svg:desc>formula</svg:desc></draw:frame></text:span>to get <text:span text:style-name="T115"><text:s/></text:span><text:span text:style-name="T103"><draw:frame draw:style-name="fr2" draw:name="Object221" text:anchor-type="as-char" svg:y="-0.1484in" svg:width="0.1965in" svg:height="0.2098in" draw:z-index="202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3">,</text:span><text:span text:style-name="T106"> </text:span><text:span text:style-name="T106"><draw:frame draw:style-name="fr2" draw:name="Object222" text:anchor-type="as-char" svg:y="-0.1484in" svg:width="0.3146in" svg:height="0.2098in" draw:z-index="203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6">,</text:span><text:span text:style-name="T103"><draw:frame draw:style-name="fr2" draw:name="Object236" text:anchor-type="as-char" svg:y="-0.1839in" svg:width="0.1965in" svg:height="0.2445in" draw:z-index="204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6">and </text:span><text:span text:style-name="T106"><draw:frame draw:style-name="fr2" draw:name="Object237" text:anchor-type="as-char" svg:y="-0.1839in" svg:width="0.3146in" svg:height="0.2445in" draw:z-index="205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5">the remaining</text:span> <text:span text:style-name="T103"><draw:frame draw:style-name="fr2" draw:name="Object224" text:anchor-type="as-char" svg:y="-0.1484in" svg:width="0.1965in" svg:height="0.2098in" draw:z-index="206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5">and </text:span><text:span text:style-name="T103"><draw:frame draw:style-name="fr2" draw:name="Object238" text:anchor-type="as-char" svg:y="-0.1839in" svg:width="0.1965in" svg:height="0.2445in" draw:z-index="207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<text:soft-page-break/>the <draw:frame draw:style-name="fr2" draw:name="Object226" text:anchor-type="as-char" svg:y="-0.1484in" svg:width="0.1689in" svg:height="0.2098in" draw:z-index="208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5">the other half of the</text:span> <draw:frame draw:style-name="fr2" draw:name="Object227" text:anchor-type="as-char" svg:y="-0.1484in" svg:width="0.1272in" svg:height="0.2098in" draw:z-index="209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2" draw:name="Object225" text:anchor-type="as-char" svg:y="-0.172in" svg:width="0.8016in" svg:height="0.2457in" draw:z-index="210"><draw:object xlink:href="./Object 225" xlink:type="simple" xlink:show="embed" xlink:actuate="onLoad"/><draw:image xlink:href="./ObjectReplacements/Object 225" xlink:type="simple" xlink:show="embed" xlink:actuate="onLoad"/><svg:desc>formula</svg:desc></draw:frame>. <text:span text:style-name="T118">Since </text:span><text:span text:style-name="T118"><draw:frame draw:style-name="fr2" draw:name="Object239" text:anchor-type="as-char" svg:y="-0.2126in" svg:width="0.8571in" svg:height="0.2984in" draw:z-index="211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8"><text:s/></text:span><text:span text:style-name="T129">and <text:s text:c="2"/></text:span><text:span text:style-name="T129"><draw:frame draw:style-name="fr1" draw:name="Object197" text:anchor-type="as-char" svg:y="-0.1984in" svg:width="0.5063in" svg:height="0.2591in" draw:z-index="244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9">, <text:s/></text:span><text:span text:style-name="T118"><draw:frame draw:style-name="fr2" draw:name="Object240" text:anchor-type="as-char" svg:y="-0.172in" svg:width="0.9311in" svg:height="0.2457in" draw:z-index="212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8">.</text:span></text:p>
      <text:p text:style-name="P120"/>
      <text:p text:style-name="P129">Each step <text:span text:style-name="T124">(N/KU of them) </text:span>requires a solution of a KU x KU system, (for overall O(<text:span text:style-name="T124">N</text:span> x KU) time) but the price of splitting the calculations in four parallel segments is solving one <text:span text:style-name="T112">8</text:span>KU x <text:span text:style-name="T112">8</text:span>KU system at the center. <text:s/></text:p>
      <text:p text:style-name="P129"/>
      <text:p text:style-name="P133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30"/>
      <text:p text:style-name="P130"><text:span text:style-name="T119">For example, if KU = 1 (the tridiagonal system) and n=</text:span><text:span text:style-name="T120">64</text:span><text:span text:style-name="T119">, a</text:span><text:span text:style-name="T123">n</text:span><text:span text:style-name="T119">d if we wanted to keep p=0 for simplicity, we could consider only powers of 2:</text:span></text:p>
      <text:p text:style-name="P129"/>
      <text:p text:style-name="P131">With one thread there are <text:span text:style-name="T120">31</text:span> 2x2 systems to solve, 1 end equation, and <text:span text:style-name="T120">31</text:span> back steps.</text:p>
      <text:p text:style-name="P131">With two threads there are <text:span text:style-name="T120">15</text:span> 2x2 systems, 2 simultaneous end equations (2x2 each) and <text:span text:style-name="T120">15</text:span> back steps.</text:p>
      <text:p text:style-name="P131">With four threads there are <text:span text:style-name="T120">7</text:span> 2x2 systems, 4 simultaneous end equations (2x2 each) and <text:span text:style-name="T120">7</text:span> back steps.</text:p>
      <text:p text:style-name="P131">With eight threads there <text:span text:style-name="T120">are 3</text:span> 2x2 systems, 8 simultaneous end equations (2x2) and <text:span text:style-name="T120">3</text:span> back step<text:span text:style-name="T120">s</text:span>.</text:p>
      <text:p text:style-name="P132">With <text:span text:style-name="T120">sixteen </text:span>threads there is <text:span text:style-name="T120">1</text:span> 2x2 systems, <text:span text:style-name="T120">16</text:span> simultaneous end equations (2x2) and <text:span text:style-name="T120">1</text:span> back step.</text:p>
      <text:p text:style-name="P132"/>
      <text:p text:style-name="P134">With parallel threads, if the number of threads is t then the time is O((<text:span text:style-name="T122">N*KU</text:span>/t + t <text:span text:style-name="T122">x </text:span>t x KU x KU) , with the caveat that the t*t*KU*KU system makes for a much more complicated book keeping arrangement, <text:span text:style-name="T125">and that initializing threads ca</text:span><text:span text:style-name="T126">r</text:span><text:span text:style-name="T125">ries overhead as well. </text:span><text:s/><text:span text:style-name="T121">There is potential economy </text:span><text:span text:style-name="T129">in</text:span><text:span text:style-name="T121"> </text:span><text:span text:style-name="T129">more efficiently defining the rotated systems and their equations in code.</text:span></text:p>
      <text:p text:style-name="P117"/>
      <text:p text:style-name="P99"/>
      <text:p text:style-name="P98"><text:span text:style-name="T73">Appendix: </text:span>Definition of matrices</text:p>
      <text:p text:style-name="P90"/>
      <text:p text:style-name="P90"/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2" draw:name="Object4" text:anchor-type="as-char" svg:y="-0.2807in" svg:width="0.8508in" svg:height="0.4484in" draw:z-index="13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0">l</text:span><text:span text:style-name="T88">etting </text:span><text:span text:style-name="T88"><draw:frame draw:style-name="fr2" draw:name="Object150" text:anchor-type="as-char" svg:y="-0.1484in" svg:width="0.2835in" svg:height="0.1839in" draw:z-index="213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9">run from 1 t</text:span><text:span text:style-name="T90">o </text:span><text:span text:style-name="T92">N</text:span></text:p>
      <text:p text:style-name="P4"/>
      <text:p text:style-name="P4"><text:s/><draw:frame draw:style-name="fr2" draw:name="Object82" text:anchor-type="as-char" svg:y="-0.2807in" svg:width="3.2756in" svg:height="0.4484in" draw:z-index="13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2">N</text:span>, with <text:span text:style-name="T92">N</text:span> the number of points, <text:span text:style-name="T63">similar to </text:span>the general LAPACK band matrix <text:s/><text:span text:style-name="T88">(which we shall call CD)</text:span> (https://www.netlib.org/lapack/lug/node124.html) notation, <text:span text:style-name="T92">again </text:span><text:span text:style-name="T90">l</text:span><text:span text:style-name="T88">etting </text:span><text:span text:style-name="T88"><draw:frame draw:style-name="fr2" draw:name="Object159" text:anchor-type="as-char" svg:y="-0.1484in" svg:width="0.2835in" svg:height="0.1839in" draw:z-index="214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9">run from 1 t</text:span><text:span text:style-name="T90">o </text:span><text:span text:style-name="T92">N</text:span><text:span text:style-name="T90">:</text:span></text:p>
      <text:p text:style-name="P100"/>
      <text:p text:style-name="P103"><draw:frame draw:style-name="fr2" draw:name="Object6" text:anchor-type="as-char" svg:y="-0.152in" svg:width="3.0661in" svg:height="0.2134in" draw:z-index="136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70">where the </text:span><text:span text:style-name="Strong_20_Emphasis"><text:span text:style-name="T70">columns</text:span></text:span><text:span text:style-name="T70"> of A are the columns of </text:span><text:span text:style-name="T88">CD</text:span><text:span text:style-name="T70"> and the diagonals of A are the rows of </text:span><text:span text:style-name="T88">CD</text:span><text:span text:style-name="T70">,</text:span></text:p>
      <text:p text:style-name="P103"/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2" draw:name="Object55" text:anchor-type="as-char" svg:y="-0.152in" svg:width="4.411in" svg:height="0.2134in" draw:z-index="215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><text:soft-page-break/></text:p>
      <text:p text:style-name="P114"><text:span text:style-name="T92">However, l</text:span>etting <draw:frame draw:style-name="fr2" draw:name="Object147" text:anchor-type="as-char" svg:y="-0.1484in" svg:width="0.1283in" svg:height="0.1839in" draw:z-index="216"><draw:object xlink:href="./Object 147" xlink:type="simple" xlink:show="embed" xlink:actuate="onLoad"/><draw:image xlink:href="./ObjectReplacements/Object 147" xlink:type="simple" xlink:show="embed" xlink:actuate="onLoad"/></draw:frame><text:span text:style-name="T89">run from 1 to 1+2*KU (or 1 to m), with j from 1 to N, AB can efficiently be generated by</text:span></text:p>
      <text:p text:style-name="P114"/>
      <text:p text:style-name="P114"><text:span text:style-name="T89"><text:s/></text:span><text:span text:style-name="T89"><draw:frame draw:style-name="fr2" draw:name="Object148" text:anchor-type="as-char" svg:y="-0.152in" svg:width="3.2098in" svg:height="0.2in" draw:z-index="217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2" draw:name="Object149" text:anchor-type="as-char" svg:y="-0.152in" svg:width="3.5492in" svg:height="0.2in" draw:z-index="218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6">from which we can also derive a conversion formula:</text:p>
      <text:p text:style-name="P116"/>
      <text:p text:style-name="P116"><draw:frame draw:style-name="fr2" draw:name="Object157" text:anchor-type="as-char" svg:y="-0.152in" svg:width="4.2272in" svg:height="0.2in" draw:z-index="219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/>
      <text:p text:style-name="P60"><text:span text:style-name="T90">Note that i</text:span>n the non-periodic banded matrix, the coefficients <text:span text:style-name="T90">CD</text:span>(i,j)=0 when i+j-(m+1)/2 is &lt; 1 or &gt; <text:span text:style-name="T92">N</text:span>. <text:span text:style-name="T93">AB can be seen to be the periodic version of CD without the extra KL rows, and where if CD encodes </text:span><text:span text:style-name="T93"><draw:frame draw:style-name="fr2" draw:name="Object158" text:anchor-type="as-char" svg:y="-0.1484in" svg:width="0.148in" svg:height="0.2098in" draw:z-index="220"><draw:object xlink:href="./Object 158" xlink:type="simple" xlink:show="embed" xlink:actuate="onLoad"/><draw:image xlink:href="./ObjectReplacements/Object 158" xlink:type="simple" xlink:show="embed" xlink:actuate="onLoad"/></draw:frame></text:span><text:span text:style-name="T93">then AB encodes the transpose</text:span><text:span text:style-name="T93"><draw:frame draw:style-name="fr2" draw:name="Object160" text:anchor-type="as-char" svg:y="-0.172in" svg:width="0.1563in" svg:height="0.2335in" draw:z-index="221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90">Then the </text:span><text:span text:style-name="T91">m-point equation, </text:span><text:span text:style-name="T3">with m-odd</text:span><text:span text:style-name="T91">, can be written:</text:span></text:p>
      <text:p text:style-name="P23"/>
      <text:p text:style-name="P23"><draw:frame draw:style-name="fr2" draw:name="Object153" text:anchor-type="as-char" svg:y="-0.1744in" svg:width="1.952in" svg:height="0.2346in" draw:z-index="222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1">and defining </text:span><text:span text:style-name="T61"><draw:frame draw:style-name="fr2" draw:name="Object154" text:anchor-type="as-char" svg:y="-0.2598in" svg:width="0.972in" svg:height="0.4083in" draw:z-index="223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2" draw:name="Object155" text:anchor-type="as-char" svg:y="-0.1484in" svg:width="0.2339in" svg:height="0.2091in" draw:z-index="224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2" draw:name="Object156" text:anchor-type="as-char" svg:y="-0.152in" svg:width="6.1752in" svg:height="0.222in" draw:z-index="225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4">with <text:s text:c="2"/></text:span><text:span text:style-name="T54"><draw:frame draw:style-name="fr2" draw:name="Object151" text:anchor-type="as-char" svg:y="-0.1744in" svg:width="0.2409in" svg:height="0.2346in" draw:z-index="226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4">defined similarly so that </text:span><text:span text:style-name="T54"><draw:frame draw:style-name="fr2" draw:name="Object152" text:anchor-type="as-char" svg:y="-0.1744in" svg:width="1.1972in" svg:height="0.2346in" draw:z-index="227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4">are defined </text:span><text:span text:style-name="T90">below</text:span><text:span text:style-name="T54"> for jj every j KU apart.</text:span></text:p>
      <text:p text:style-name="P59"/>
      <text:p text:style-name="P105">With the above definition of AB[i,j] we have the square (i x k) for each j matrices:</text:p>
      <text:p text:style-name="P97"/>
      <text:p text:style-name="P97"><draw:frame draw:style-name="fr2" draw:name="Object63" text:anchor-type="as-char" svg:y="-0.3484in" svg:width="4.928in" svg:height="0.6366in" draw:z-index="139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2" draw:name="Object64" text:anchor-type="as-char" svg:y="-0.3484in" svg:width="4.898in" svg:height="0.6366in" draw:z-index="14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/>
      <text:p text:style-name="P97"><draw:frame draw:style-name="fr2" draw:name="Object65" text:anchor-type="as-char" svg:y="-0.3484in" svg:width="4.3516in" svg:height="0.6366in" draw:z-index="145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2">For the forward algorithm, t</text:span>he last Cj<text:span text:style-name="T63">j</text:span> and Pj<text:span text:style-name="T63">j</text:span> are (m-1+p<text:span text:style-name="T55">)</text:span> x (m-1<text:span text:style-name="T55">+</text:span>p<text:span text:style-name="T55">)</text:span>, <text:s/><text:span text:style-name="T72">in combination we define Cj</text:span><text:span text:style-name="T95">j</text:span><text:span text:style-name="T72">L generally even if</text:span><text:span text:style-name="T72"><draw:frame draw:style-name="fr2" draw:name="Object86" text:anchor-type="as-char" svg:y="-0.1484in" svg:width="0.4102in" svg:height="0.1839in" draw:z-index="147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><text:soft-page-break/></text:p>
      <text:p text:style-name="P105"><draw:frame draw:style-name="fr2" draw:name="Object35" text:anchor-type="as-char" svg:y="-0.2402in" svg:width="5.2181in" svg:height="0.4209in" draw:z-index="148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2">if p=0, <text:span text:style-name="T67">there are no extra rows:</text:span></text:p>
      <text:p text:style-name="P102"/>
      <text:p text:style-name="P102"><draw:frame draw:style-name="fr2" draw:name="Object87" text:anchor-type="as-char" svg:y="-0.1634in" svg:width="2.6398in" svg:height="0.2335in" draw:z-index="94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6">using the above definitions at the last j=(n-m+2)/2=(n+1)/2-KU</text:span></text:p>
      <text:p text:style-name="P102"/>
      <text:p text:style-name="P112">For the reverse algorithm, <text:span text:style-name="T84">the middle p equations can be written in the following format:</text:span><text:span text:style-name="T84"><draw:frame draw:style-name="fr2" draw:name="Object130" text:anchor-type="as-char" svg:y="-0.1744in" svg:width="1.4437in" svg:height="0.2437in" draw:z-index="169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4">where</text:span><text:span text:style-name="T84"><draw:frame draw:style-name="fr2" draw:name="Object131" text:anchor-type="as-char" svg:y="-0.1744in" svg:width="0.4516in" svg:height="0.2346in" draw:z-index="170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4">consists of the last p inner values and </text:span><text:span text:style-name="T84"><draw:frame draw:style-name="fr2" draw:name="Object132" text:anchor-type="as-char" svg:y="-0.1634in" svg:width="0.498in" svg:height="0.2244in" draw:z-index="171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4">are the matrices given below with dimensions <text:s/>p x p <text:s/>and p x 2KU. </text:span></text:p>
      <text:p text:style-name="P86"/>
      <text:p text:style-name="P86"><draw:frame draw:style-name="fr2" draw:name="Object128" text:anchor-type="as-char" svg:y="-0.2429in" svg:width="3.8008in" svg:height="0.4398in" draw:z-index="12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3">and</text:p>
      <text:p text:style-name="P86"/>
      <text:p text:style-name="P86"><draw:frame draw:style-name="fr2" draw:name="Object129" text:anchor-type="as-char" svg:y="-0.352in" svg:width="5.2752in" svg:height="0.6575in" draw:z-index="126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8">For rotated <text:span text:style-name="T129">and reversed </text:span>systems, it is easiest to <text:span text:style-name="T129">use </text:span>the same definitions <text:span text:style-name="T129">above</text:span> and apply the rotation to the matrix AB. <text:s/>In order to achieve the definitions <draw:frame draw:style-name="fr2" draw:name="Object203" text:anchor-type="as-char" svg:y="-0.1862in" svg:width="1.0272in" svg:height="0.2465in" draw:z-index="245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9">suffices </text:span>to rotate the N columns of <draw:frame draw:style-name="fr1" draw:name="Object249" text:anchor-type="as-char" svg:y="-0.1752in" svg:width="0.0925in" svg:height="0.2102in" draw:z-index="240"><draw:object xlink:href="./Object 249" xlink:type="simple" xlink:show="embed" xlink:actuate="onLoad"/><draw:image xlink:href="./ObjectReplacements/Object 249" xlink:type="simple" xlink:show="embed" xlink:actuate="onLoad"/></draw:frame><text:span text:style-name="T129">(resulting in </text:span><text:span text:style-name="T129"><draw:frame draw:style-name="fr1" draw:name="Object211" text:anchor-type="as-char" svg:y="-0.1484in" svg:width="0.0925in" svg:height="0.1846in" draw:z-index="246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9">given in the above main body) </text:span>and to rotate the N columns of AB and then to reverse the rows and reverse the columns of AB to switch the direction of the solution after renumbering the indices.</text:p>
      <text:p text:style-name="P86"/>
      <text:p text:style-name="P86"/>
      <text:p text:style-name="P85"/>
      <text:p text:style-name="P96">Copyright (c) 2021 <text:s text:c="2"/>Anthony M de Beu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5-29T11:55:54.427777121</dc:date>
    <meta:editing-duration>P6DT20H40M30S</meta:editing-duration>
    <meta:editing-cycles>192</meta:editing-cycles>
    <meta:generator>LibreOffice/7.5.3.2$Linux_X86_64 LibreOffice_project/50$Build-2</meta:generator>
    <meta:print-date>2021-02-02T11:15:39.552609276</meta:print-date>
    <meta:document-statistic meta:table-count="0" meta:image-count="0" meta:object-count="249" meta:page-count="14" meta:paragraph-count="192" meta:word-count="2531" meta:character-count="14129" meta:non-whitespace-character-count="11580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row>
          <mo stretchy="false">−</mo>
          <mover accent="true">
            <msub>
              <mi>v</mi>
              <mrow>
                <mi mathvariant="italic">jj</mi>
                <mo stretchy="false">+</mo>
                <mn>1</mn>
              </mrow>
            </msub>
            <mo stretchy="false">¯</mo>
          </mover>
        </mrow>
      </mrow>
    </mrow>
    <annotation encoding="StarMath 5.0">tilde A sub {jj} sup -1 vec  {v} rSub { size 8{jj} }   &lt;&gt; -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form="postfix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35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over accent="true">
      <msub>
        <mi>v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v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74/content.xml><?xml version="1.0" encoding="utf-8"?>
<math xmlns="http://www.w3.org/1998/Math/MathML" display="block">
  <semantics>
    <mrow>
      <mi>p</mi>
      <mo stretchy="false">≠</mo>
      <mn>0</mn>
    </mrow>
    <annotation encoding="StarMath 5.0"> p &lt;&gt; 0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over accent="true">
              <msub>
                <mi>J</mi>
                <mi>n</mi>
              </msub>
              <mo stretchy="false">~</mo>
            </mover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i>z</mi>
          <mo stretchy="false">^</mo>
        </mover>
        <mo stretchy="false">=</mo>
        <mover accent="true">
          <mi>z</mi>
          <mo stretchy="false">⃗</mo>
        </mover>
      </mrow>
    </mrow>
    <annotation encoding="StarMath 5.0"> size 12 { {tilde J sub n tilde  {A}} rSub { size 8{n} } rsup{k} }hat{ z} = vec z</annotation>
  </semantics>
</math>
</file>

<file path=Object 176/content.xml><?xml version="1.0" encoding="utf-8"?>
<math xmlns="http://www.w3.org/1998/Math/MathML" display="block">
  <semantics>
    <mrow>
      <mrow>
        <mover accent="true">
          <msub>
            <mi>z</mi>
            <mrow>
              <mi mathvariant="normal">Ω</mi>
              <mo stretchy="false">−</mo>
              <mi mathvariant="italic">jj</mi>
            </mrow>
          </msub>
          <mo stretchy="false">^</mo>
        </mover>
        <mo stretchy="false">=</mo>
        <mstyle mathsize="12pt">
          <msubsup>
            <mrow>
              <mover accent="true">
                <msub>
                  <mi>J</mi>
                  <mrow>
                    <mn>2</mn>
                    <mi mathvariant="italic">KU</mi>
                  </mrow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i>z</mi>
        <mi mathvariant="italic">jj</mi>
      </msub>
    </mrow>
    <annotation encoding="StarMath 5.0">hat {z rsub{ %OMEGA -jj }}  =size 12 { { tilde {J sub 2KU}tilde  {A}} rSub { size 8{2KU} } rsup{KU} }z_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^</mo>
        </mover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z sub {jj}=    tilde  {B}} rSub { size 8{jj} } hat z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184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^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^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hat  z sub {jj+1} =    bar  {A}} rSub { size 8{jj+1} } hat z sub jj + { bar  {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over accent="true">
        <msub>
          <mi>z</mi>
          <mi mathvariant="italic">jj</mi>
        </msub>
        <mo stretchy="false">^</mo>
      </mover>
      <mo stretchy="false">=</mo>
      <mover accent="true">
        <msub>
          <mi>z</mi>
          <mi mathvariant="italic">jj</mi>
        </msub>
        <mo stretchy="false">⃗</mo>
      </mover>
    </mrow>
    <annotation encoding="StarMath 5.0">hat z sub jj = vec z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w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w</mi>
            <mi mathvariant="italic">jj</mi>
          </msub>
          <mo stretchy="false">⃗</mo>
        </mover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 w sub {jj+1} =    bar  {B}} rSub { size 8{jj+1} } vec w sub jj + { bar  {u}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over accent="true">
              <mover accent="true">
                <msub>
                  <mi>w</mi>
                  <mi mathvariant="italic">jj</mi>
                </msub>
                <mo stretchy="false">⃗</mo>
              </mover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over accent="true">
          <mover accent="true">
            <msub>
              <mi>w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^</mo>
        </mover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vec w sub {jj}=    tilde  {B}} rSub { size 8{jj} } hat vec w sub {jj+1} + { vec  {u}} rSub { size 8{jj} }   {}
</annotation>
  </semantics>
</math>
</file>

<file path=Object 191/content.xml><?xml version="1.0" encoding="utf-8"?>
<math xmlns="http://www.w3.org/1998/Math/MathML" display="block">
  <semantics>
    <mrow>
      <mrow>
        <mover accent="true">
          <msub>
            <mi>B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sup>
                        <mi>C</mi>
                        <mi mathvariant="italic">jj</mi>
                        <mi>r</mi>
                      </msubsup>
                      <mo stretchy="false">~</mo>
                    </mover>
                    <mo stretchy="false">+</mo>
                    <mover accent="true">
                      <msubsup>
                        <mi>P</mi>
                        <mi mathvariant="italic">jj</mi>
                        <mi>r</mi>
                      </msubsup>
                      <mo stretchy="false">~</mo>
                    </mover>
                  </mrow>
                  <mover accent="true">
                    <msub>
                      <mi>B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sup>
          <mi>S</mi>
          <mi mathvariant="italic">jj</mi>
          <mi>r</mi>
        </msubsup>
        <mo stretchy="false">~</mo>
      </mover>
    </mrow>
    <annotation encoding="StarMath 5.0">bar B sub jj = -left lbrace tilde C sub jj sup r + tilde P sub jj sup r bar B sub {jj+1} right rbrace sup {-1} tilde S sub jj sup r</annotation>
  </semantics>
</math>
</file>

<file path=Object 192/content.xml><?xml version="1.0" encoding="utf-8"?>
<math xmlns="http://www.w3.org/1998/Math/MathML" display="block">
  <semantics>
    <mrow>
      <mrow>
        <mover accent="true">
          <msub>
            <mi>u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sup>
                      <mi>C</mi>
                      <mi mathvariant="italic">jj</mi>
                      <mi>r</mi>
                    </msubsup>
                    <mo stretchy="false">~</mo>
                  </mover>
                  <mo stretchy="false">+</mo>
                  <mover accent="true">
                    <msubsup>
                      <mi>P</mi>
                      <mi mathvariant="italic">jj</mi>
                      <mi>r</mi>
                    </msubsup>
                    <mo stretchy="false">~</mo>
                  </mover>
                </mrow>
                <mover accent="true">
                  <msub>
                    <mi>B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c</mi>
                  <mi mathvariant="italic">jj</mi>
                </msub>
                <mo stretchy="false">⃗</mo>
              </mover>
              <mo stretchy="false">−</mo>
              <mover accent="true">
                <msubsup>
                  <mi>P</mi>
                  <mi mathvariant="italic">jj</mi>
                  <mi>r</mi>
                </msubsup>
                <mo stretchy="false">~</mo>
              </mover>
            </mrow>
            <mover accent="true">
              <msub>
                <mi>u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u sub jj = left lbrace tilde C sub jj sup r + tilde P sub jj sup r bar B sub {jj+1} right rbrace sup {-1} left lbrace {vec c sub jj - tilde P sub jj sup r bar u sub {jj+1}}right rbrace</annotation>
  </semantics>
</math>
</file>

<file path=Object 193/content.xml><?xml version="1.0" encoding="utf-8"?>
<math xmlns="http://www.w3.org/1998/Math/MathML" display="block">
  <semantics>
    <mrow>
      <mrow>
        <mover accent="true">
          <msub>
            <mi>B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sup>
                        <mi>C</mi>
                        <mi mathvariant="italic">jj</mi>
                        <mi>r</mi>
                      </msubsup>
                      <mo stretchy="false">~</mo>
                    </mover>
                    <mo stretchy="false">+</mo>
                    <mover accent="true">
                      <msubsup>
                        <mi>S</mi>
                        <mi mathvariant="italic">jj</mi>
                        <mi>r</mi>
                      </msubsup>
                      <mo stretchy="false">~</mo>
                    </mover>
                  </mrow>
                  <mover accent="true">
                    <msub>
                      <mi>B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sup>
          <mi>P</mi>
          <mi mathvariant="italic">jj</mi>
          <mi>r</mi>
        </msubsup>
        <mo stretchy="false">~</mo>
      </mover>
    </mrow>
    <annotation encoding="StarMath 5.0">tilde B sub jj = -left lbrace tilde C sub jj sup r + tilde S sub jj sup r tilde B sub {jj-1} right rbrace sup {-1} tilde P sub jj sup r</annotation>
  </semantics>
</math>
</file>

<file path=Object 194/content.xml><?xml version="1.0" encoding="utf-8"?>
<math xmlns="http://www.w3.org/1998/Math/MathML" display="block">
  <semantics>
    <mrow>
      <mrow>
        <mover accent="true">
          <msub>
            <mi>u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sup>
                      <mi>C</mi>
                      <mi mathvariant="italic">jj</mi>
                      <mi>r</mi>
                    </msubsup>
                    <mo stretchy="false">~</mo>
                  </mover>
                  <mo stretchy="false">+</mo>
                  <mover accent="true">
                    <msubsup>
                      <mi>S</mi>
                      <mi mathvariant="italic">jj</mi>
                      <mi>r</mi>
                    </msubsup>
                    <mo stretchy="false">~</mo>
                  </mover>
                </mrow>
                <mover accent="true">
                  <msub>
                    <mi>B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c</mi>
                  <mi mathvariant="italic">jj</mi>
                </msub>
                <mo stretchy="false">⃗</mo>
              </mover>
              <mo stretchy="false">−</mo>
              <mover accent="true">
                <msubsup>
                  <mi>S</mi>
                  <mi mathvariant="italic">jj</mi>
                  <mi>r</mi>
                </msubsup>
                <mo stretchy="false">~</mo>
              </mover>
            </mrow>
            <mover accent="true">
              <msub>
                <mi>u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u sub jj = left lbrace tilde C sub jj sup r + tilde S sub jj sup r tilde B sub {jj-1} right rbrace sup {-1} left lbrace {vec c sub jj - tilde S sub jj sup r vec u sub {jj-1}}right rbrace</annotation>
  </semantics>
</math>
</file>

<file path=Object 195/content.xml><?xml version="1.0" encoding="utf-8"?>
<math xmlns="http://www.w3.org/1998/Math/MathML" display="block">
  <semantics>
    <mrow>
      <mrow>
        <mover accent="true">
          <msub>
            <mi>c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sub>
          <mi>b</mi>
          <mi>j</mi>
        </msub>
        <mo stretchy="false">⃗</mo>
      </mover>
    </mrow>
    <annotation encoding="StarMath 5.0">vec c sub j = size 12 { { tilde J sub n tilde  {A}} rSub { size 8{n} } rsup{k} }vec b_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over accent="true">
        <msubsup>
          <mi>J</mi>
          <mi>n</mi>
          <mrow>
            <mo stretchy="false">−</mo>
            <mn>1</mn>
          </mrow>
        </msubsup>
        <mo stretchy="false">~</mo>
      </mover>
      <mo stretchy="false">=</mo>
      <mover accent="true">
        <msub>
          <mi>J</mi>
          <mi>n</mi>
        </msub>
        <mo stretchy="false">~</mo>
      </mover>
    </mrow>
    <annotation encoding="StarMath 5.0">tilde J sub n sup{-1} = tilde J sub n</annotation>
  </semantics>
</math>
</file>

<file path=Object 198/content.xml><?xml version="1.0" encoding="utf-8"?>
<math xmlns="http://www.w3.org/1998/Math/MathML" display="block">
  <semantics>
    <mrow>
      <mrow>
        <mover accent="true">
          <mi>w</mi>
          <mo stretchy="false">⃗</mo>
        </mover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n>0</mn>
                </mtd>
              </mtr>
              <mtr>
                <mtd>
                  <mover accent="true">
                    <msub>
                      <mi>I</mi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  <mrow>
        <mover accent="true">
          <mi>z</mi>
          <mo stretchy="false">⃗</mo>
        </mover>
        <mo stretchy="false">+</mo>
        <mrow>
          <mo fence="true" form="prefix" stretchy="true">[</mo>
          <mrow>
            <mtable>
              <mtr>
                <mtd>
                  <mrow>
                    <mover accent="true">
                      <msub>
                        <mi>I</mi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sub>
                      <mo stretchy="false">~</mo>
                    </mover>
                    <mrow/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  <mover accent="true">
        <mover accent="true">
          <mi>z</mi>
          <mo stretchy="false">⃗</mo>
        </mover>
        <mo stretchy="false">^</mo>
      </mover>
    </mrow>
    <annotation encoding="StarMath 5.0">vec w =left [ matrix {
 0 {} # 0 ##
 tilde I sub {(m-1)/2} # 0{}
 }  right ] vec z
 +
 left [ matrix {
 tilde I sub {(m-1)/2} {} # 0 ##
 0 # 0{}
 }  right ] hat vec z</annotation>
  </semantics>
</math>
</file>

<file path=Object 199/content.xml><?xml version="1.0" encoding="utf-8"?>
<math xmlns="http://www.w3.org/1998/Math/MathML" display="block">
  <semantics>
    <mrow>
      <mrow>
        <mover accent="true">
          <mover accent="true">
            <mi>w</mi>
            <mo stretchy="false">⃗</mo>
          </mover>
          <mo stretchy="false">^</mo>
        </mover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sub>
                    <mo stretchy="false">~</mo>
                  </mover>
                </mtd>
              </mtr>
              <mtr>
                <mtd>
                  <mn>0</mn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  <mrow>
        <mover accent="true">
          <mi>z</mi>
          <mo stretchy="false">⃗</mo>
        </mover>
        <mo stretchy="false">+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ver accent="true">
                      <msub>
                        <mi>I</mi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sub>
                      <mo stretchy="false">~</mo>
                    </mover>
                    <mrow/>
                  </mrow>
                </mtd>
              </mtr>
            </mtable>
          </mrow>
          <mo fence="true" form="postfix" stretchy="true">]</mo>
        </mrow>
      </mrow>
      <mover accent="true">
        <mover accent="true">
          <mi>z</mi>
          <mo stretchy="false">⃗</mo>
        </mover>
        <mo stretchy="false">^</mo>
      </mover>
    </mrow>
    <annotation encoding="StarMath 5.0">hat vec w =left [ matrix {
 0 {} # tilde I sub {(m-1)/2} ##
 0 # 0{}
 }  right ] vec z
 +
 left [ matrix {
 0 {} # 0 ##
 0 # tilde I sub {(m-1)/2}{}
 }  right ] hat vec z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row>
      <mover accent="true">
        <msub>
          <mi>w</mi>
          <mi mathvariant="italic">jj</mi>
        </msub>
        <mo stretchy="false">^</mo>
      </mover>
      <mo stretchy="false">=</mo>
      <mover accent="true">
        <msub>
          <mi>w</mi>
          <mi mathvariant="italic">jj</mi>
        </msub>
        <mo stretchy="false">⃗</mo>
      </mover>
    </mrow>
    <annotation encoding="StarMath 5.0">hat w sub jj = vec w sub jj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over accent="true">
                    <msub>
                      <mi>A</mi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o stretchy="false">¯</mo>
                  </mover>
                  <mrow/>
                </mrow>
              </mtd>
              <mtd>
                <mrow>
                  <mo stretchy="false">−</mo>
                  <mover accent="true">
                    <msub>
                      <mi>I</mi>
                      <mstyle mathsize="8pt">
                        <mrow>
                          <mi>m</mi>
                          <mo stretchy="false">−</mo>
                          <mn>1</mn>
                        </mrow>
                      </mstyle>
                    </msub>
                    <mo stretchy="false">~</mo>
                  </mover>
                </mrow>
              </mtd>
              <mtd>
                <mover accent="true">
                  <msub>
                    <mn>0</mn>
                    <mrow>
                      <mi>m</mi>
                      <mo stretchy="false">−</mo>
                      <mn>1</mn>
                    </mrow>
                  </msub>
                  <mo stretchy="false">~</mo>
                </mover>
              </mtd>
              <mtd>
                <mover accent="true">
                  <msub>
                    <mn>0</mn>
                    <mrow>
                      <mi>m</mi>
                      <mo stretchy="false">−</mo>
                      <mn>1</mn>
                    </mrow>
                  </msub>
                  <mo stretchy="false">~</mo>
                </mover>
              </mtd>
            </mtr>
            <mtr>
              <mtd>
                <mrow>
                  <mover accent="true">
                    <msub>
                      <mi>B</mi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o stretchy="false">¯</mo>
                  </mover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ver accent="true">
                    <msub>
                      <mi>B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i mathvariant="italic">jj</mi>
                      </msub>
                      <mo stretchy="false">~</mo>
                    </mover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fence="true" form="prefix" stretchy="true">[</mo>
                  <mrow>
                    <mtable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over accent="true">
                              <msub>
                                <mi>I</mi>
                                <mstyle mathsize="8pt">
                                  <mrow>
                                    <mrow>
                                      <mo fence="true" form="prefix" stretchy="false">(</mo>
                                      <mrow>
                                        <mrow>
                                          <mi>m</mi>
                                          <mo stretchy="false">−</mo>
                                          <mn>1</mn>
                                        </mrow>
                                      </mrow>
                                      <mo fence="true" form="postfix" stretchy="false">)</mo>
                                    </mrow>
                                    <mo stretchy="false">/</mo>
                                    <mn>2</mn>
                                  </mrow>
                                </mstyle>
                              </msub>
                              <mo stretchy="false">~</mo>
                            </mover>
                            <mrow/>
                          </mrow>
                        </mtd>
                      </mtr>
                    </mtable>
                  </mrow>
                  <mo fence="true" form="postfix" stretchy="true">]</mo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style mathsize="8pt">
                          <mi mathvariant="italic">jj</mi>
                        </mstyle>
                      </msub>
                      <mo stretchy="false">~</mo>
                    </mover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over accent="true">
                                <msub>
                                  <mi>I</mi>
                                  <mstyle mathsize="8pt"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2</mn>
                                    </mrow>
                                  </mstyle>
                                </msub>
                                <mo stretchy="false">~</mo>
                              </mover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over accent="true">
                    <msub>
                      <mn>0</mn>
                      <mrow>
                        <mi>m</mi>
                        <mo stretchy="false">−</mo>
                        <mn>1</mn>
                      </mrow>
                    </msub>
                    <mo stretchy="false">~</mo>
                  </mover>
                  <mrow/>
                </mrow>
              </mtd>
              <mtd>
                <mover accent="true">
                  <msub>
                    <mn>0</mn>
                    <mrow>
                      <mi>m</mi>
                      <mo stretchy="false">−</mo>
                      <mn>1</mn>
                    </mrow>
                  </msub>
                  <mo stretchy="false">~</mo>
                </mover>
              </mtd>
              <mtd>
                <mover accent="true">
                  <msub>
                    <mi>I</mi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  <mo stretchy="false">~</mo>
                </mover>
              </mtd>
              <mtd>
                <mrow>
                  <mo stretchy="false">−</mo>
                  <mover accent="true">
                    <msub>
                      <mi>A</mi>
                      <mstyle mathsize="8pt">
                        <mi mathvariant="italic">jj</mi>
                      </mstyle>
                    </msub>
                    <mo stretchy="false">~</mo>
                  </mover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over accent="true">
                      <msub>
                        <mi>z</mi>
                        <mstyle mathsize="8pt">
                          <mi mathvariant="italic">jj</mi>
                        </mstyle>
                      </msub>
                      <mo stretchy="false">⃗</mo>
                    </mover>
                    <mrow/>
                  </mrow>
                </mtd>
              </mtr>
              <mtr>
                <mtd>
                  <mrow>
                    <mover accent="true">
                      <msub>
                        <mi>z</mi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  <mo stretchy="false">⃗</mo>
                    </mover>
                    <mrow/>
                  </mrow>
                </mtd>
              </mtr>
              <mtr>
                <mtd>
                  <mrow>
                    <mover accent="true">
                      <mover accent="true">
                        <msub>
                          <mi>z</mi>
                          <mstyle mathsize="8pt">
                            <mi mathvariant="italic">jj</mi>
                          </mstyle>
                        </msub>
                        <mo stretchy="false">⃗</mo>
                      </mover>
                      <mo stretchy="false">^</mo>
                    </mover>
                    <mrow/>
                  </mrow>
                </mtd>
              </mtr>
              <mtr>
                <mtd>
                  <mover accent="true">
                    <mover accent="true">
                      <msub>
                        <mi>z</mi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  <mo stretchy="false">⃗</mo>
                    </mover>
                    <mo stretchy="false">^</mo>
                  </mover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over accent="true">
                        <msub>
                          <mi>v</mi>
                          <mstyle mathsize="8pt">
                            <mrow>
                              <mi mathvariant="italic">jj</mi>
                              <mo stretchy="false">+</mo>
                              <mn>1</mn>
                            </mrow>
                          </mstyle>
                        </msub>
                        <mo stretchy="false">¯</mo>
                      </mover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over accent="true">
                        <msub>
                          <mi>u</mi>
                          <mstyle mathsize="8pt">
                            <mrow>
                              <mi mathvariant="italic">jj</mi>
                              <mo stretchy="false">+</mo>
                              <mn>1</mn>
                            </mrow>
                          </mstyle>
                        </msub>
                        <mo stretchy="false">¯</mo>
                      </mover>
                    </mrow>
                    <mrow/>
                  </mrow>
                </mtd>
              </mtr>
              <mtr>
                <mtd>
                  <mrow>
                    <mover accent="true">
                      <msub>
                        <mi>u</mi>
                        <mstyle mathsize="8pt">
                          <mi mathvariant="italic">jj</mi>
                        </mstyle>
                      </msub>
                      <mo stretchy="false">⃗</mo>
                    </mover>
                    <mrow/>
                  </mrow>
                </mtd>
              </mtr>
              <mtr>
                <mtd>
                  <mover accent="true">
                    <msub>
                      <mi>v</mi>
                      <mstyle mathsize="8pt">
                        <mi mathvariant="italic">jj</mi>
                      </mstyle>
                    </msub>
                    <mo stretchy="false">⃗</mo>
                  </mover>
                </mtd>
              </mtr>
            </mtable>
          </mrow>
          <mo fence="true" form="postfix" stretchy="true">]</mo>
        </mrow>
      </mrow>
    </mrow>
    <annotation encoding="StarMath 5.0">left [ matrix {
bar A rSub { size 8{jj+1} }  {} # -tilde I rSub { size 8{m-1} } #  tilde 0 sub {m-1}#  tilde 0 sub {m-1} ## 

bar B rSub { size 8{jj+1} }left [ matrix {
0  {} # 0 {} ##
tilde I rSub { size 8{(m-1)/2} } {} # 0  {}
}right ]   {} # -left [ matrix {
0  {} # 0 {} ##
tilde I rSub { size 8{(m-1)/2} } {} # 0  {}
}right ] # bar B sub {jj+1} left [ matrix {
tilde I rSub { size 8{(m-1)/2} }  {} # 0 {} ##
0 {} # 0  {}
}right ] # -left [ matrix {
tilde I rSub { size 8{(m-1)/2} }  {} # 0 {} ##
0 {} # 0  {}
}right ] ##

left [ matrix {
0  {} # tilde I rSub { size 8{(m-1)/2} } {} ##
0 {} # 0  {}
}right ]  {} # -tilde B sub {jj} left [ matrix {
0  {} # tilde I rSub { size 8{(m-1)/2} } {} ##
0 {} # 0  {}
}right ] # left [ matrix {
0  {} # 0 {} ##
0 {} # tilde I rSub { size 8{(m-1)/2} }  {}
}right ] # -tilde B rSub { size 8{jj} }left [ matrix {
0  {} # 0 {} ##
0 {} # tilde I rSub { size 8{(m-1)/2} }  {}
}right ] ##
tilde 0 sub {m-1}  {} # tilde 0 sub {m-1} # tilde I rSub { size 8{m-1} } # -tilde A rSub { size 8{jj} } 
}
right ]


left [ matrix {
vec z rSub { size 8{jj} }    {} ##
vec z rSub { size 8{jj+1} }    {} ##
hat vec z rSub { size 8{jj} }    {} ##
hat vec z rSub { size 8{jj+1} }   
}  right ] 
= left [matrix {
-bar v rSub { size 8{jj+1} }    {} ##
-bar u rSub { size 8{jj+1} }    {} ##
vec u rSub { size 8{jj} }    {} ##
vec v rSub { size 8{jj} }   
}
right ]</annotation>
  </semantics>
</math>
</file>

<file path=Object 20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05/content.xml><?xml version="1.0" encoding="utf-8"?>
<math xmlns="http://www.w3.org/1998/Math/MathML" display="block">
  <semantics>
    <mrow>
      <mrow>
        <mover accent="true">
          <msub>
            <mi>x</mi>
            <mi mathvariant="italic">jj</mi>
          </msub>
          <mo stretchy="false">⃗</mo>
        </mover>
        <mo stretchy="false">=</mo>
        <mrow>
          <mo fence="true" form="prefix" stretchy="false">(</mo>
          <mrow>
            <mrow>
              <msub>
                <mi>z</mi>
                <mi>j</mi>
              </msub>
              <mi>,</mi>
              <msub>
                <mi>z</mi>
                <mrow>
                  <mi>j</mi>
                  <mo stretchy="false">+</mo>
                  <mn>1</mn>
                </mrow>
              </msub>
              <mn>....</mn>
              <msub>
                <mi>z</mi>
                <mrow>
                  <mi>j</mi>
                  <mo stretchy="false">+</mo>
                  <mrow>
                    <mrow>
                      <mo fence="true" form="prefix" stretchy="false">(</mo>
                      <mrow>
                        <mrow>
                          <mi>m</mi>
                          <mo stretchy="false">−</mo>
                          <mn>3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row>
              </msub>
            </mrow>
          </mrow>
          <mo fence="true" form="postfix" stretchy="false">)</mo>
        </mrow>
      </mrow>
      <mrow>
        <mover accent="true">
          <msub>
            <mi>y</mi>
            <mi mathvariant="italic">jj</mi>
          </msub>
          <mo stretchy="false">⃗</mo>
        </mover>
        <mo stretchy="false">=</mo>
        <mrow>
          <mo fence="true" form="prefix" stretchy="false">(</mo>
          <mrow>
            <mrow>
              <msub>
                <mi>z</mi>
                <mrow>
                  <mi>n</mi>
                  <mo stretchy="false">−</mo>
                  <mi>j</mi>
                  <mo stretchy="false">+</mo>
                  <mn>1</mn>
                  <mo stretchy="false">−</mo>
                  <mrow>
                    <mrow>
                      <mo fence="true" form="prefix" stretchy="false">(</mo>
                      <mrow>
                        <mrow>
                          <mi>m</mi>
                          <mo stretchy="false">−</mo>
                          <mn>3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row>
              </msub>
              <mn>...</mn>
              <msub>
                <mi>z</mi>
                <mrow>
                  <mi>n</mi>
                  <mo stretchy="false">−</mo>
                  <mi>j</mi>
                </mrow>
              </msub>
              <mi>,</mi>
              <msub>
                <mi>z</mi>
                <mrow>
                  <mi>n</mi>
                  <mo stretchy="false">−</mo>
                  <mi>j</mi>
                  <mo stretchy="false">+</mo>
                  <mn>1</mn>
                </mrow>
              </msub>
            </mrow>
          </mrow>
          <mo fence="true" form="postfix" stretchy="false">)</mo>
        </mrow>
      </mrow>
    </mrow>
    <annotation encoding="StarMath 5.0">vec x sub {jj} = (z sub j,z sub {j+1}....z sub {j+(m-3)/2})
vec y sub {jj} = (z sub {n-j+1-(m-3)/2}...z sub {n-j},z sub {n-j+1 }) </annotation>
  </semantics>
</math>
</file>

<file path=Object 206/content.xml><?xml version="1.0" encoding="utf-8"?>
<math xmlns="http://www.w3.org/1998/Math/MathML" display="block">
  <semantics>
    <mrow>
      <mover accent="true">
        <msub>
          <mi>z</mi>
          <mi mathvariant="italic">jj</mi>
        </msub>
        <mo stretchy="false">⃗</mo>
      </mover>
      <mo stretchy="false">=</mo>
      <mrow>
        <mo fence="true" form="prefix" stretchy="false">(</mo>
        <mrow>
          <mrow>
            <mover accent="true">
              <msub>
                <mi>x</mi>
                <mi mathvariant="italic">jj</mi>
              </msub>
              <mo stretchy="false">⃗</mo>
            </mover>
            <mi>,</mi>
            <mover accent="true">
              <msub>
                <mi>y</mi>
                <mi mathvariant="italic">jj</mi>
              </msub>
              <mo stretchy="false">⃗</mo>
            </mover>
          </mrow>
        </mrow>
        <mo fence="true" form="postfix" stretchy="false">)</mo>
      </mrow>
    </mrow>
    <annotation encoding="StarMath 5.0">vec z sub {jj} =(vec x sub {jj},vec y sub {jj})</annotation>
  </semantics>
</math>
</file>

<file path=Object 207/content.xml><?xml version="1.0" encoding="utf-8"?>
<math xmlns="http://www.w3.org/1998/Math/MathML" display="block">
  <semantics>
    <mrow>
      <mover accent="true">
        <mover accent="true">
          <msub>
            <mi>z</mi>
            <mi mathvariant="italic">jj</mi>
          </msub>
          <mo stretchy="false">⃗</mo>
        </mover>
        <mo stretchy="false">^</mo>
      </mover>
      <mo stretchy="false">=</mo>
      <mrow>
        <mo fence="true" form="prefix" stretchy="false">(</mo>
        <mrow>
          <mrow>
            <mover accent="true">
              <mover accent="true">
                <msub>
                  <mi>x</mi>
                  <mi mathvariant="italic">jj</mi>
                </msub>
                <mo stretchy="false">⃗</mo>
              </mover>
              <mo stretchy="false">^</mo>
            </mover>
            <mi>,</mi>
            <mover accent="true">
              <mover accent="true">
                <msub>
                  <mi>y</mi>
                  <mi mathvariant="italic">jj</mi>
                </msub>
                <mo stretchy="false">⃗</mo>
              </mover>
              <mo stretchy="false">^</mo>
            </mover>
          </mrow>
        </mrow>
        <mo fence="true" form="postfix" stretchy="false">)</mo>
      </mrow>
    </mrow>
    <annotation encoding="StarMath 5.0">hat vec z sub {jj} =(hat vec x sub {jj},hat vec y sub {jj})</annotation>
  </semantics>
</math>
</file>

<file path=Object 208/content.xml><?xml version="1.0" encoding="utf-8"?>
<math xmlns="http://www.w3.org/1998/Math/MathML" display="block">
  <semantics>
    <mrow>
      <mover accent="true">
        <msub>
          <mi>w</mi>
          <mi mathvariant="italic">jj</mi>
        </msub>
        <mo stretchy="false">⃗</mo>
      </mover>
      <mo stretchy="false">=</mo>
      <mrow>
        <mo fence="true" form="prefix" stretchy="false">(</mo>
        <mrow>
          <mrow>
            <mover accent="true">
              <mover accent="true">
                <msub>
                  <mi>x</mi>
                  <mi mathvariant="italic">jj</mi>
                </msub>
                <mo stretchy="false">⃗</mo>
              </mover>
              <mo stretchy="false">^</mo>
            </mover>
            <mi>,</mi>
            <mover accent="true">
              <msub>
                <mi>x</mi>
                <mi mathvariant="italic">jj</mi>
              </msub>
              <mo stretchy="false">⃗</mo>
            </mover>
          </mrow>
        </mrow>
        <mo fence="true" form="postfix" stretchy="false">)</mo>
      </mrow>
    </mrow>
    <annotation encoding="StarMath 5.0">vec w sub {jj} =(hat vec x sub {jj},vec x sub {jj})</annotation>
  </semantics>
</math>
</file>

<file path=Object 209/content.xml><?xml version="1.0" encoding="utf-8"?>
<math xmlns="http://www.w3.org/1998/Math/MathML" display="block">
  <semantics>
    <mrow>
      <mover accent="true">
        <mover accent="true">
          <msub>
            <mi>w</mi>
            <mi mathvariant="italic">jj</mi>
          </msub>
          <mo stretchy="false">⃗</mo>
        </mover>
        <mo stretchy="false">^</mo>
      </mover>
      <mo stretchy="false">=</mo>
      <mrow>
        <mo fence="true" form="prefix" stretchy="false">(</mo>
        <mrow>
          <mrow>
            <mover accent="true">
              <msub>
                <mi>y</mi>
                <mi mathvariant="italic">jj</mi>
              </msub>
              <mo stretchy="false">⃗</mo>
            </mover>
            <mi>,</mi>
            <mover accent="true">
              <mover accent="true">
                <msub>
                  <mi>y</mi>
                  <mi mathvariant="italic">jj</mi>
                </msub>
                <mo stretchy="false">⃗</mo>
              </mover>
              <mo stretchy="false">^</mo>
            </mover>
          </mrow>
        </mrow>
        <mo fence="true" form="postfix" stretchy="false">)</mo>
      </mrow>
    </mrow>
    <annotation encoding="StarMath 5.0">hat vec w sub {jj} =(vec y sub {jj},hat vec y sub {jj})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row>
      <mover accent="true">
        <mover accent="true">
          <msub>
            <mi>x</mi>
            <mi mathvariant="italic">jj</mi>
          </msub>
          <mo stretchy="false">⃗</mo>
        </mover>
        <mo stretchy="false">^</mo>
      </mover>
      <mover accent="true">
        <mover accent="true">
          <msub>
            <mi>y</mi>
            <mi mathvariant="italic">jj</mi>
          </msub>
          <mo stretchy="false">⃗</mo>
        </mover>
        <mo stretchy="false">^</mo>
      </mover>
    </mrow>
    <annotation encoding="StarMath 5.0">hat vec x sub {jj} hat vec y sub {jj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{jj}</annotation>
  </semantics>
</math>
</file>

<file path=Object 214/content.xml><?xml version="1.0" encoding="utf-8"?>
<math xmlns="http://www.w3.org/1998/Math/MathML" display="block">
  <semantics>
    <mover accent="true">
      <mover accent="true">
        <msub>
          <mi>z</mi>
          <mi mathvariant="italic">jj</mi>
        </msub>
        <mo stretchy="false">⃗</mo>
      </mover>
      <mo stretchy="false">^</mo>
    </mover>
    <annotation encoding="StarMath 5.0">hat vec z sub {jj}</annotation>
  </semantics>
</math>
</file>

<file path=Object 215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w sub {jj}</annotation>
  </semantics>
</math>
</file>

<file path=Object 216/content.xml><?xml version="1.0" encoding="utf-8"?>
<math xmlns="http://www.w3.org/1998/Math/MathML" display="block">
  <semantics>
    <mover accent="true">
      <mover accent="true">
        <msub>
          <mi>w</mi>
          <mi mathvariant="italic">jj</mi>
        </msub>
        <mo stretchy="false">⃗</mo>
      </mover>
      <mo stretchy="false">^</mo>
    </mover>
    <annotation encoding="StarMath 5.0">hat vec w sub {jj}</annotation>
  </semantics>
</math>
</file>

<file path=Object 217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over accent="true">
                    <msub>
                      <mi>A</mi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o stretchy="false">¯</mo>
                  </mover>
                  <mrow/>
                </mrow>
              </mtd>
              <mtd>
                <mrow>
                  <mo stretchy="false">−</mo>
                  <mover accent="true">
                    <msub>
                      <mi>I</mi>
                      <mstyle mathsize="8pt">
                        <mrow>
                          <mi>m</mi>
                          <mo stretchy="false">−</mo>
                          <mn>1</mn>
                        </mrow>
                      </mstyle>
                    </msub>
                    <mo stretchy="false">~</mo>
                  </mover>
                </mrow>
              </mtd>
            </mtr>
            <mtr>
              <mtd>
                <mover accent="true">
                  <msub>
                    <mi>I</mi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  <mo stretchy="false">~</mo>
                </mover>
              </mtd>
              <mtd>
                <mrow>
                  <mo stretchy="false">−</mo>
                  <mover accent="true">
                    <msub>
                      <mi>A</mi>
                      <mstyle mathsize="8pt">
                        <mi mathvariant="italic">jj</mi>
                      </mstyle>
                    </msub>
                    <mo stretchy="false">~</mo>
                  </mover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over accent="true">
                      <msub>
                        <mi>z</mi>
                        <mstyle mathsize="8pt">
                          <mi mathvariant="italic">jj</mi>
                        </mstyle>
                      </msub>
                      <mo stretchy="false">⃗</mo>
                    </mover>
                    <mrow/>
                  </mrow>
                </mtd>
              </mtr>
              <mtr>
                <mtd>
                  <mover accent="true">
                    <msub>
                      <mi>z</mi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o stretchy="false">⃗</mo>
                  </mover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over accent="true">
                        <msub>
                          <mi>v</mi>
                          <mstyle mathsize="8pt">
                            <mrow>
                              <mi mathvariant="italic">jj</mi>
                              <mo stretchy="false">+</mo>
                              <mn>1</mn>
                            </mrow>
                          </mstyle>
                        </msub>
                        <mo stretchy="false">¯</mo>
                      </mover>
                    </mrow>
                    <mrow/>
                  </mrow>
                </mtd>
              </mtr>
              <mtr>
                <mtd>
                  <mover accent="true">
                    <msub>
                      <mi>v</mi>
                      <mstyle mathsize="8pt">
                        <mi mathvariant="italic">jj</mi>
                      </mstyle>
                    </msub>
                    <mo stretchy="false">⃗</mo>
                  </mover>
                </mtd>
              </mtr>
            </mtable>
          </mrow>
          <mo fence="true" form="postfix" stretchy="true">]</mo>
        </mrow>
      </mrow>
    </mrow>
    <annotation encoding="StarMath 5.0">left [ matrix {
bar A rSub { size 8{jj+1} }  {} # -tilde I rSub { size 8{m-1} }  ## 


 tilde I rSub { size 8{m-1} } # -tilde A rSub { size 8{jj} } 
}
right ]


left [ matrix {
vec z rSub { size 8{jj} }    {} ##

vec z rSub { size 8{jj+1} }   
}  right ] 
= left [matrix {
-bar v rSub { size 8{jj+1} }    {} ##

vec v rSub { size 8{jj} }   
}
right ]</annotation>
  </semantics>
</math>
</file>

<file path=Object 219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0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21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2/content.xml><?xml version="1.0" encoding="utf-8"?>
<math xmlns="http://www.w3.org/1998/Math/MathML" display="block">
  <semantics>
    <mover accent="true">
      <msub>
        <mi>w</mi>
        <mrow>
          <mi mathvariant="italic">jj</mi>
          <mo stretchy="false">+</mo>
          <mn>1</mn>
        </mrow>
      </msub>
      <mo stretchy="false">⃗</mo>
    </mover>
    <annotation encoding="StarMath 5.0">vec {w sub {jj+1}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5/content.xml><?xml version="1.0" encoding="utf-8"?>
<math xmlns="http://www.w3.org/1998/Math/MathML" display="block">
  <semantics>
    <mrow>
      <mrow>
        <mover accent="true">
          <msub>
            <mi>w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sub>
          <mi>z</mi>
          <mi>j</mi>
        </msub>
        <mo stretchy="false">⃗</mo>
      </mover>
    </mrow>
    <annotation encoding="StarMath 5.0">vec w sub j = size 12 { { tilde J sub n tilde  {A}} rSub { size 8{n} } rsup{k} }vec z_{ j }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9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31/content.xml><?xml version="1.0" encoding="utf-8"?>
<math xmlns="http://www.w3.org/1998/Math/MathML" display="block">
  <semantics>
    <mover accent="true">
      <mover accent="true">
        <msub>
          <mi>z</mi>
          <mi mathvariant="italic">jj</mi>
        </msub>
        <mo stretchy="false">⃗</mo>
      </mover>
      <mo stretchy="false">^</mo>
    </mover>
    <annotation encoding="StarMath 5.0">hat vec {z sub jj}</annotation>
  </semantics>
</math>
</file>

<file path=Object 232/content.xml><?xml version="1.0" encoding="utf-8"?>
<math xmlns="http://www.w3.org/1998/Math/MathML" display="block">
  <semantics>
    <mover accent="true"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  <mo stretchy="false">^</mo>
    </mover>
    <annotation encoding="StarMath 5.0">hat vec {z sub {jj+1}}</annotation>
  </semantics>
</math>
</file>

<file path=Object 233/content.xml><?xml version="1.0" encoding="utf-8"?>
<math xmlns="http://www.w3.org/1998/Math/MathML" display="block">
  <semantics>
    <mover accent="true">
      <mover accent="true">
        <msub>
          <mi>z</mi>
          <mi mathvariant="italic">jj</mi>
        </msub>
        <mo stretchy="false">⃗</mo>
      </mover>
      <mo stretchy="false">^</mo>
    </mover>
    <annotation encoding="StarMath 5.0">hat vec {z sub jj}</annotation>
  </semantics>
</math>
</file>

<file path=Object 234/content.xml><?xml version="1.0" encoding="utf-8"?>
<math xmlns="http://www.w3.org/1998/Math/MathML" display="block">
  <semantics>
    <mover accent="true">
      <mover accent="true">
        <msub>
          <mi>z</mi>
          <mi mathvariant="italic">jj</mi>
        </msub>
        <mo stretchy="false">⃗</mo>
      </mover>
      <mo stretchy="false">^</mo>
    </mover>
    <annotation encoding="StarMath 5.0">hat vec {z sub jj}</annotation>
  </semantics>
</math>
</file>

<file path=Object 235/content.xml><?xml version="1.0" encoding="utf-8"?>
<math xmlns="http://www.w3.org/1998/Math/MathML" display="block">
  <semantics>
    <mover accent="true"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  <mo stretchy="false">^</mo>
    </mover>
    <annotation encoding="StarMath 5.0">hat vec {z sub {jj+1}}</annotation>
  </semantics>
</math>
</file>

<file path=Object 236/content.xml><?xml version="1.0" encoding="utf-8"?>
<math xmlns="http://www.w3.org/1998/Math/MathML" display="block">
  <semantics>
    <mover accent="true">
      <mover accent="true">
        <msub>
          <mi>w</mi>
          <mi mathvariant="italic">jj</mi>
        </msub>
        <mo stretchy="false">⃗</mo>
      </mover>
      <mo stretchy="false">^</mo>
    </mover>
    <annotation encoding="StarMath 5.0">hat vec {w sub jj}</annotation>
  </semantics>
</math>
</file>

<file path=Object 237/content.xml><?xml version="1.0" encoding="utf-8"?>
<math xmlns="http://www.w3.org/1998/Math/MathML" display="block">
  <semantics>
    <mover accent="true">
      <mover accent="true">
        <msub>
          <mi>w</mi>
          <mrow>
            <mi mathvariant="italic">jj</mi>
            <mo stretchy="false">+</mo>
            <mn>1</mn>
          </mrow>
        </msub>
        <mo stretchy="false">⃗</mo>
      </mover>
      <mo stretchy="false">^</mo>
    </mover>
    <annotation encoding="StarMath 5.0">hat vec {w sub {jj+1}}</annotation>
  </semantics>
</math>
</file>

<file path=Object 238/content.xml><?xml version="1.0" encoding="utf-8"?>
<math xmlns="http://www.w3.org/1998/Math/MathML" display="block">
  <semantics>
    <mover accent="true">
      <mover accent="true">
        <msub>
          <mi>w</mi>
          <mi mathvariant="italic">jj</mi>
        </msub>
        <mo stretchy="false">⃗</mo>
      </mover>
      <mo stretchy="false">^</mo>
    </mover>
    <annotation encoding="StarMath 5.0">hat vec {w sub jj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 mathvariant="italic">jj</mi>
    </msub>
    <annotation encoding="StarMath 5.0"> {z sub j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over accent="true">
                    <msub>
                      <mi>J</mi>
                      <mrow>
                        <mn>2</mn>
                        <mi mathvariant="italic">KU</mi>
                      </mrow>
                    </msub>
                    <mo stretchy="false">~</mo>
                  </mover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style mathsize="8pt">
                          <mi mathvariant="italic">jj</mi>
                        </mstyle>
                      </msub>
                      <mo stretchy="false">~</mo>
                    </mover>
                  </mrow>
                  <mover accent="true">
                    <msub>
                      <mi>J</mi>
                      <mrow>
                        <mn>2</mn>
                        <mi mathvariant="italic">KU</mi>
                      </mrow>
                    </msub>
                    <mo stretchy="false">~</mo>
                  </mover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over accent="true">
                  <msub>
                    <mi>I</mi>
                    <mstyle mathsize="8pt">
                      <mrow>
                        <mn>2</mn>
                        <mi mathvariant="italic">KU</mi>
                      </mrow>
                    </mstyle>
                  </msub>
                  <mo stretchy="false">~</mo>
                </mover>
              </mtd>
              <mtd>
                <mrow>
                  <mo stretchy="false">−</mo>
                  <mover accent="true">
                    <msub>
                      <mi>A</mi>
                      <mstyle mathsize="8pt">
                        <mi mathvariant="italic">jj</mi>
                      </mstyle>
                    </msub>
                    <mo stretchy="false">~</mo>
                  </mover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over accent="true">
                      <msub>
                        <mi>z</mi>
                        <mstyle mathsize="8pt">
                          <mrow>
                            <mi mathvariant="normal">Ω</mi>
                            <mo stretchy="false">−</mo>
                            <mi mathvariant="italic">jj</mi>
                          </mrow>
                        </mstyle>
                      </msub>
                      <mo stretchy="false">^</mo>
                    </mover>
                    <mrow/>
                  </mrow>
                </mtd>
              </mtr>
              <mtr>
                <mtd>
                  <mover accent="true">
                    <msub>
                      <mi>z</mi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o stretchy="false">⃗</mo>
                  </mover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over accent="true">
                      <msub>
                        <mi>u</mi>
                        <mstyle mathsize="8pt">
                          <mi mathvariant="italic">jj</mi>
                        </mstyle>
                      </msub>
                      <mo stretchy="false">⃗</mo>
                    </mover>
                    <mrow/>
                  </mrow>
                </mtd>
              </mtr>
              <mtr>
                <mtd>
                  <mover accent="true">
                    <msub>
                      <mi>v</mi>
                      <mstyle mathsize="8pt">
                        <mi mathvariant="italic">jj</mi>
                      </mstyle>
                    </msub>
                    <mo stretchy="false">⃗</mo>
                  </mover>
                </mtd>
              </mtr>
            </mtable>
          </mrow>
          <mo fence="true" form="postfix" stretchy="true">]</mo>
        </mrow>
      </mrow>
    </mrow>
    <annotation encoding="StarMath 5.0">left [ matrix {
 tilde {J sub 2KU}  {tilde A} rSub { size 8{2KU}} rsup KU   {} # -tilde B rSub { size 8{jj} }tilde {J sub 2KU}  {tilde A} rSub { size 8{2KU}} rsup KU  ## 


 tilde I rSub { size 8{2KU} } # -tilde A rSub { size 8{jj} } 
}
right ]


left [ matrix {
hat z rSub { size 8{%OMEGA-jj} }    {} ##

vec z rSub { size 8{jj+1} }   
}  right ] 
= left [matrix {
vec u rSub { size 8{jj} }    {} ##

vec v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over accent="true">
      <msub>
        <mi>z</mi>
        <mi mathvariant="italic">jj</mi>
      </msub>
      <mo stretchy="false">^</mo>
    </mover>
    <annotation encoding="StarMath 5.0"> {hat z sub 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